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9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09年1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835281" table:style-name="ce57">
            <text:p>8,835,281</text:p>
          </table:table-cell>
          <table:table-cell office:value-type="float" office:value="23604265" table:style-name="ce58">
            <text:p>23,604,265</text:p>
          </table:table-cell>
          <table:table-cell office:value-type="float" office:value="11704308" table:style-name="ce58">
            <text:p>11,704,308</text:p>
          </table:table-cell>
          <table:table-cell office:value-type="float" office:value="11899957" table:style-name="ce59">
            <text:p>11,899,957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584780" table:style-name="ce57">
            <text:p>1,584,780</text:p>
          </table:table-cell>
          <table:table-cell office:value-type="float" office:value="4020572" table:style-name="ce62">
            <text:p>4,020,572</text:p>
          </table:table-cell>
          <table:table-cell office:value-type="float" office:value="1964331" table:style-name="ce62">
            <text:p>1,964,331</text:p>
          </table:table-cell>
          <table:table-cell office:value-type="float" office:value="2056241" table:style-name="ce59">
            <text:p>2,056,24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206" table:style-name="ce57">
            <text:p>1,060,206</text:p>
          </table:table-cell>
          <table:table-cell office:value-type="float" office:value="2642877" table:style-name="ce62">
            <text:p>2,642,877</text:p>
          </table:table-cell>
          <table:table-cell office:value-type="float" office:value="1258801" table:style-name="ce62">
            <text:p>1,258,801</text:p>
          </table:table-cell>
          <table:table-cell office:value-type="float" office:value="1384076" table:style-name="ce59">
            <text:p>1,384,07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26875" table:style-name="ce57">
            <text:p>826,875</text:p>
          </table:table-cell>
          <table:table-cell office:value-type="float" office:value="2250954" table:style-name="ce62">
            <text:p>2,250,954</text:p>
          </table:table-cell>
          <table:table-cell office:value-type="float" office:value="1116982" table:style-name="ce62">
            <text:p>1,116,982</text:p>
          </table:table-cell>
          <table:table-cell office:value-type="float" office:value="1133972" table:style-name="ce59">
            <text:p>1,133,97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987281" table:style-name="ce57">
            <text:p>987,281</text:p>
          </table:table-cell>
          <table:table-cell office:value-type="float" office:value="2815704" table:style-name="ce62">
            <text:p>2,815,704</text:p>
          </table:table-cell>
          <table:table-cell office:value-type="float" office:value="1384229" table:style-name="ce62">
            <text:p>1,384,229</text:p>
          </table:table-cell>
          <table:table-cell office:value-type="float" office:value="1431475" table:style-name="ce59">
            <text:p>1,431,475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696309" table:style-name="ce57">
            <text:p>696,309</text:p>
          </table:table-cell>
          <table:table-cell office:value-type="float" office:value="1880216" table:style-name="ce62">
            <text:p>1,880,216</text:p>
          </table:table-cell>
          <table:table-cell office:value-type="float" office:value="936912" table:style-name="ce62">
            <text:p>936,912</text:p>
          </table:table-cell>
          <table:table-cell office:value-type="float" office:value="943304" table:style-name="ce59">
            <text:p>943,304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0445" table:style-name="ce57">
            <text:p>1,110,445</text:p>
          </table:table-cell>
          <table:table-cell office:value-type="float" office:value="2774571" table:style-name="ce61">
            <text:p>2,774,571</text:p>
          </table:table-cell>
          <table:table-cell office:value-type="float" office:value="1370190" table:style-name="ce62">
            <text:p>1,370,190</text:p>
          </table:table-cell>
          <table:table-cell office:value-type="float" office:value="1404381" table:style-name="ce59">
            <text:p>1,404,381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24911" table:style-name="ce57">
            <text:p>2,524,911</text:p>
          </table:table-cell>
          <table:table-cell office:value-type="float" office:value="7066038" table:style-name="ce61">
            <text:p>7,066,038</text:p>
          </table:table-cell>
          <table:table-cell office:value-type="float" office:value="3595329" table:style-name="ce62">
            <text:p>3,595,329</text:p>
          </table:table-cell>
          <table:table-cell office:value-type="float" office:value="3470709" table:style-name="ce59">
            <text:p>3,470,709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0873" table:style-name="ce36">
            <text:p>170,873</text:p>
          </table:table-cell>
          <table:table-cell office:value-type="float" office:value="454161" table:style-name="ce37">
            <text:p>454,161</text:p>
          </table:table-cell>
          <table:table-cell office:value-type="float" office:value="229173" table:style-name="ce37">
            <text:p>229,173</text:p>
          </table:table-cell>
          <table:table-cell office:value-type="float" office:value="224988" table:style-name="ce37">
            <text:p>224,98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0611" table:style-name="ce36">
            <text:p>200,611</text:p>
          </table:table-cell>
          <table:table-cell office:value-type="float" office:value="564296" table:style-name="ce37">
            <text:p>564,296</text:p>
          </table:table-cell>
          <table:table-cell office:value-type="float" office:value="288044" table:style-name="ce37">
            <text:p>288,044</text:p>
          </table:table-cell>
          <table:table-cell office:value-type="float" office:value="276252" table:style-name="ce37">
            <text:p>276,25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1253" table:style-name="ce36">
            <text:p>191,253</text:p>
          </table:table-cell>
          <table:table-cell office:value-type="float" office:value="545433" table:style-name="ce37">
            <text:p>545,433</text:p>
          </table:table-cell>
          <table:table-cell office:value-type="float" office:value="281239" table:style-name="ce37">
            <text:p>281,239</text:p>
          </table:table-cell>
          <table:table-cell office:value-type="float" office:value="264194" table:style-name="ce37">
            <text:p>264,19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2918" table:style-name="ce36">
            <text:p>392,918</text:p>
          </table:table-cell>
          <table:table-cell office:value-type="float" office:value="1272449" table:style-name="ce37">
            <text:p>1,272,449</text:p>
          </table:table-cell>
          <table:table-cell office:value-type="float" office:value="647205" table:style-name="ce37">
            <text:p>647,205</text:p>
          </table:table-cell>
          <table:table-cell office:value-type="float" office:value="625244" table:style-name="ce37">
            <text:p>625,244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8983" table:style-name="ce36">
            <text:p>178,983</text:p>
          </table:table-cell>
          <table:table-cell office:value-type="float" office:value="493984" table:style-name="ce37">
            <text:p>493,984</text:p>
          </table:table-cell>
          <table:table-cell office:value-type="float" office:value="252644" table:style-name="ce37">
            <text:p>252,644</text:p>
          </table:table-cell>
          <table:table-cell office:value-type="float" office:value="241340" table:style-name="ce37">
            <text:p>241,34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2014" table:style-name="ce36">
            <text:p>242,014</text:p>
          </table:table-cell>
          <table:table-cell office:value-type="float" office:value="680963" table:style-name="ce37">
            <text:p>680,963</text:p>
          </table:table-cell>
          <table:table-cell office:value-type="float" office:value="352602" table:style-name="ce37">
            <text:p>352,602</text:p>
          </table:table-cell>
          <table:table-cell office:value-type="float" office:value="328361" table:style-name="ce37">
            <text:p>328,3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3663" table:style-name="ce36">
            <text:p>183,663</text:p>
          </table:table-cell>
          <table:table-cell office:value-type="float" office:value="502718" table:style-name="ce37">
            <text:p>502,718</text:p>
          </table:table-cell>
          <table:table-cell office:value-type="float" office:value="261003" table:style-name="ce37">
            <text:p>261,003</text:p>
          </table:table-cell>
          <table:table-cell office:value-type="float" office:value="241715" table:style-name="ce37">
            <text:p>241,7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9871" table:style-name="ce36">
            <text:p>289,871</text:p>
          </table:table-cell>
          <table:table-cell office:value-type="float" office:value="818493" table:style-name="ce37">
            <text:p>818,493</text:p>
          </table:table-cell>
          <table:table-cell office:value-type="float" office:value="417446" table:style-name="ce37">
            <text:p>417,446</text:p>
          </table:table-cell>
          <table:table-cell office:value-type="float" office:value="401047" table:style-name="ce37">
            <text:p>401,0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180" table:style-name="ce36">
            <text:p>83,180</text:p>
          </table:table-cell>
          <table:table-cell office:value-type="float" office:value="216633" table:style-name="ce55">
            <text:p>216,633</text:p>
          </table:table-cell>
          <table:table-cell office:value-type="float" office:value="111481" table:style-name="ce37">
            <text:p>111,481</text:p>
          </table:table-cell>
          <table:table-cell office:value-type="float" office:value="105152" table:style-name="ce37">
            <text:p>105,1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6673" table:style-name="ce36">
            <text:p>126,673</text:p>
          </table:table-cell>
          <table:table-cell office:value-type="float" office:value="326063" table:style-name="ce37">
            <text:p>326,063</text:p>
          </table:table-cell>
          <table:table-cell office:value-type="float" office:value="164942" table:style-name="ce37">
            <text:p>164,942</text:p>
          </table:table-cell>
          <table:table-cell office:value-type="float" office:value="161121" table:style-name="ce37">
            <text:p>161,12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487" table:style-name="ce36">
            <text:p>41,487</text:p>
          </table:table-cell>
          <table:table-cell office:value-type="float" office:value="105147" table:style-name="ce37">
            <text:p>105,147</text:p>
          </table:table-cell>
          <table:table-cell office:value-type="float" office:value="54232" table:style-name="ce37">
            <text:p>54,232</text:p>
          </table:table-cell>
          <table:table-cell office:value-type="float" office:value="50915" table:style-name="ce37">
            <text:p>50,9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4538" table:style-name="ce36">
            <text:p>154,538</text:p>
          </table:table-cell>
          <table:table-cell office:value-type="float" office:value="368932" table:style-name="ce37">
            <text:p>368,932</text:p>
          </table:table-cell>
          <table:table-cell office:value-type="float" office:value="184157" table:style-name="ce37">
            <text:p>184,157</text:p>
          </table:table-cell>
          <table:table-cell office:value-type="float" office:value="184775" table:style-name="ce37">
            <text:p>184,77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68216" table:style-name="ce36">
            <text:p>168,216</text:p>
          </table:table-cell>
          <table:table-cell office:value-type="float" office:value="449113" table:style-name="ce37">
            <text:p>449,113</text:p>
          </table:table-cell>
          <table:table-cell office:value-type="float" office:value="221424" table:style-name="ce37">
            <text:p>221,424</text:p>
          </table:table-cell>
          <table:table-cell office:value-type="float" office:value="227689" table:style-name="ce37">
            <text:p>227,68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0631" table:style-name="ce36">
            <text:p>100,631</text:p>
          </table:table-cell>
          <table:table-cell office:value-type="float" office:value="267653" table:style-name="ce37">
            <text:p>267,653</text:p>
          </table:table-cell>
          <table:table-cell office:value-type="float" office:value="129737" table:style-name="ce37">
            <text:p>129,737</text:p>
          </table:table-cell>
          <table:table-cell office:value-type="float" office:value="137916" table:style-name="ce37">
            <text:p>137,91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4474" table:style-name="ce57">
            <text:p>44,474</text:p>
          </table:table-cell>
          <table:table-cell office:value-type="float" office:value="153333" table:style-name="ce61">
            <text:p>153,333</text:p>
          </table:table-cell>
          <table:table-cell office:value-type="float" office:value="77534" table:style-name="ce61">
            <text:p>77,534</text:p>
          </table:table-cell>
          <table:table-cell office:value-type="float" office:value="75799" table:style-name="ce61">
            <text:p>75,79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236" table:style-name="ce36">
            <text:p>41,236</text:p>
          </table:table-cell>
          <table:table-cell office:value-type="float" office:value="140253" table:style-name="ce37">
            <text:p>140,253</text:p>
          </table:table-cell>
          <table:table-cell office:value-type="float" office:value="70041" table:style-name="ce37">
            <text:p>70,041</text:p>
          </table:table-cell>
          <table:table-cell office:value-type="float" office:value="70212" table:style-name="ce37">
            <text:p>70,21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238" table:style-name="ce38">
            <text:p>3,238</text:p>
          </table:table-cell>
          <table:table-cell office:value-type="float" office:value="13080" table:style-name="ce39">
            <text:p>13,080</text:p>
          </table:table-cell>
          <table:table-cell office:value-type="float" office:value="7493" table:style-name="ce39">
            <text:p>7,493</text:p>
          </table:table-cell>
          <table:table-cell office:value-type="float" office:value="5587" table:style-name="ce39">
            <text:p>5,587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09年2月7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584780" table:style-name="ce82">
            <text:p>1,584,780</text:p>
          </table:table-cell>
          <table:table-cell office:value-type="float" office:value="4020572" table:style-name="ce79">
            <text:p>4,020,572</text:p>
          </table:table-cell>
          <table:table-cell office:value-type="float" office:value="1964331" table:style-name="ce79">
            <text:p>1,964,331</text:p>
          </table:table-cell>
          <table:table-cell office:value-type="float" office:value="2056241" table:style-name="ce83">
            <text:p>2,056,2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5365" table:style-name="ce9">
            <text:p>215,365</text:p>
          </table:table-cell>
          <table:table-cell office:value-type="float" office:value="557120" table:style-name="ce11">
            <text:p>557,120</text:p>
          </table:table-cell>
          <table:table-cell office:value-type="float" office:value="271109" table:style-name="ce11">
            <text:p>271,109</text:p>
          </table:table-cell>
          <table:table-cell office:value-type="float" office:value="286011" table:style-name="ce23">
            <text:p>286,01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3239" table:style-name="ce9">
            <text:p>153,239</text:p>
          </table:table-cell>
          <table:table-cell office:value-type="float" office:value="386236" table:style-name="ce11">
            <text:p>386,236</text:p>
          </table:table-cell>
          <table:table-cell office:value-type="float" office:value="189516" table:style-name="ce11">
            <text:p>189,516</text:p>
          </table:table-cell>
          <table:table-cell office:value-type="float" office:value="196720" table:style-name="ce23">
            <text:p>196,72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7648" table:style-name="ce9">
            <text:p>167,648</text:p>
          </table:table-cell>
          <table:table-cell office:value-type="float" office:value="413067" table:style-name="ce11">
            <text:p>413,067</text:p>
          </table:table-cell>
          <table:table-cell office:value-type="float" office:value="199873" table:style-name="ce11">
            <text:p>199,873</text:p>
          </table:table-cell>
          <table:table-cell office:value-type="float" office:value="213194" table:style-name="ce23">
            <text:p>213,1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318" table:style-name="ce9">
            <text:p>91,318</text:p>
          </table:table-cell>
          <table:table-cell office:value-type="float" office:value="220619" table:style-name="ce11">
            <text:p>220,619</text:p>
          </table:table-cell>
          <table:table-cell office:value-type="float" office:value="104533" table:style-name="ce11">
            <text:p>104,533</text:p>
          </table:table-cell>
          <table:table-cell office:value-type="float" office:value="116086" table:style-name="ce23">
            <text:p>116,08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57973" table:style-name="ce9">
            <text:p>157,973</text:p>
          </table:table-cell>
          <table:table-cell office:value-type="float" office:value="420684" table:style-name="ce11">
            <text:p>420,684</text:p>
          </table:table-cell>
          <table:table-cell office:value-type="float" office:value="204920" table:style-name="ce11">
            <text:p>204,920</text:p>
          </table:table-cell>
          <table:table-cell office:value-type="float" office:value="215764" table:style-name="ce23">
            <text:p>215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9159" table:style-name="ce9">
            <text:p>129,159</text:p>
          </table:table-cell>
          <table:table-cell office:value-type="float" office:value="303624" table:style-name="ce11">
            <text:p>303,624</text:p>
          </table:table-cell>
          <table:table-cell office:value-type="float" office:value="145577" table:style-name="ce11">
            <text:p>145,577</text:p>
          </table:table-cell>
          <table:table-cell office:value-type="float" office:value="158047" table:style-name="ce23">
            <text:p>158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161" table:style-name="ce9">
            <text:p>67,161</text:p>
          </table:table-cell>
          <table:table-cell office:value-type="float" office:value="183906" table:style-name="ce11">
            <text:p>183,906</text:p>
          </table:table-cell>
          <table:table-cell office:value-type="float" office:value="91623" table:style-name="ce11">
            <text:p>91,623</text:p>
          </table:table-cell>
          <table:table-cell office:value-type="float" office:value="92283" table:style-name="ce23">
            <text:p>92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070" table:style-name="ce9">
            <text:p>31,070</text:p>
          </table:table-cell>
          <table:table-cell office:value-type="float" office:value="86945" table:style-name="ce11">
            <text:p>86,945</text:p>
          </table:table-cell>
          <table:table-cell office:value-type="float" office:value="43542" table:style-name="ce11">
            <text:p>43,542</text:p>
          </table:table-cell>
          <table:table-cell office:value-type="float" office:value="43403" table:style-name="ce23">
            <text:p>43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3987" table:style-name="ce9">
            <text:p>43,987</text:p>
          </table:table-cell>
          <table:table-cell office:value-type="float" office:value="116587" table:style-name="ce11">
            <text:p>116,587</text:p>
          </table:table-cell>
          <table:table-cell office:value-type="float" office:value="58235" table:style-name="ce11">
            <text:p>58,235</text:p>
          </table:table-cell>
          <table:table-cell office:value-type="float" office:value="58352" table:style-name="ce23">
            <text:p>58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0388" table:style-name="ce9">
            <text:p>80,388</text:p>
          </table:table-cell>
          <table:table-cell office:value-type="float" office:value="179036" table:style-name="ce11">
            <text:p>179,036</text:p>
          </table:table-cell>
          <table:table-cell office:value-type="float" office:value="85656" table:style-name="ce11">
            <text:p>85,656</text:p>
          </table:table-cell>
          <table:table-cell office:value-type="float" office:value="93380" table:style-name="ce23">
            <text:p>93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9747" table:style-name="ce9">
            <text:p>89,747</text:p>
          </table:table-cell>
          <table:table-cell office:value-type="float" office:value="203621" table:style-name="ce11">
            <text:p>203,621</text:p>
          </table:table-cell>
          <table:table-cell office:value-type="float" office:value="99087" table:style-name="ce11">
            <text:p>99,087</text:p>
          </table:table-cell>
          <table:table-cell office:value-type="float" office:value="104534" table:style-name="ce23">
            <text:p>104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0" table:style-name="ce9">
            <text:p>16,150</text:p>
          </table:table-cell>
          <table:table-cell office:value-type="float" office:value="39495" table:style-name="ce11">
            <text:p>39,495</text:p>
          </table:table-cell>
          <table:table-cell office:value-type="float" office:value="19925" table:style-name="ce11">
            <text:p>19,925</text:p>
          </table:table-cell>
          <table:table-cell office:value-type="float" office:value="19570" table:style-name="ce23">
            <text:p>19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8280" table:style-name="ce9">
            <text:p>88,280</text:p>
          </table:table-cell>
          <table:table-cell office:value-type="float" office:value="237762" table:style-name="ce11">
            <text:p>237,762</text:p>
          </table:table-cell>
          <table:table-cell office:value-type="float" office:value="116956" table:style-name="ce11">
            <text:p>116,956</text:p>
          </table:table-cell>
          <table:table-cell office:value-type="float" office:value="120806" table:style-name="ce23">
            <text:p>120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2504" table:style-name="ce9">
            <text:p>72,504</text:p>
          </table:table-cell>
          <table:table-cell office:value-type="float" office:value="202026" table:style-name="ce11">
            <text:p>202,026</text:p>
          </table:table-cell>
          <table:table-cell office:value-type="float" office:value="99025" table:style-name="ce11">
            <text:p>99,025</text:p>
          </table:table-cell>
          <table:table-cell office:value-type="float" office:value="103001" table:style-name="ce23">
            <text:p>103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3681" table:style-name="ce9">
            <text:p>33,681</text:p>
          </table:table-cell>
          <table:table-cell office:value-type="float" office:value="88165" table:style-name="ce11">
            <text:p>88,165</text:p>
          </table:table-cell>
          <table:table-cell office:value-type="float" office:value="44366" table:style-name="ce11">
            <text:p>44,366</text:p>
          </table:table-cell>
          <table:table-cell office:value-type="float" office:value="43799" table:style-name="ce23">
            <text:p>43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819" table:style-name="ce9">
            <text:p>28,819</text:p>
          </table:table-cell>
          <table:table-cell office:value-type="float" office:value="78731" table:style-name="ce11">
            <text:p>78,731</text:p>
          </table:table-cell>
          <table:table-cell office:value-type="float" office:value="38863" table:style-name="ce11">
            <text:p>38,863</text:p>
          </table:table-cell>
          <table:table-cell office:value-type="float" office:value="39868" table:style-name="ce23">
            <text:p>39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6559" table:style-name="ce9">
            <text:p>46,559</text:p>
          </table:table-cell>
          <table:table-cell office:value-type="float" office:value="116000" table:style-name="ce11">
            <text:p>116,000</text:p>
          </table:table-cell>
          <table:table-cell office:value-type="float" office:value="56368" table:style-name="ce11">
            <text:p>56,368</text:p>
          </table:table-cell>
          <table:table-cell office:value-type="float" office:value="59632" table:style-name="ce23">
            <text:p>59,6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709" table:style-name="ce9">
            <text:p>9,709</text:p>
          </table:table-cell>
          <table:table-cell office:value-type="float" office:value="23714" table:style-name="ce11">
            <text:p>23,714</text:p>
          </table:table-cell>
          <table:table-cell office:value-type="float" office:value="11846" table:style-name="ce11">
            <text:p>11,846</text:p>
          </table:table-cell>
          <table:table-cell office:value-type="float" office:value="11868" table:style-name="ce23">
            <text:p>11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7" table:style-name="ce9">
            <text:p>3,407</text:p>
          </table:table-cell>
          <table:table-cell office:value-type="float" office:value="7622" table:style-name="ce11">
            <text:p>7,622</text:p>
          </table:table-cell>
          <table:table-cell office:value-type="float" office:value="4164" table:style-name="ce11">
            <text:p>4,164</text:p>
          </table:table-cell>
          <table:table-cell office:value-type="float" office:value="3458" table:style-name="ce23">
            <text:p>3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3" table:style-name="ce9">
            <text:p>2,543</text:p>
          </table:table-cell>
          <table:table-cell office:value-type="float" office:value="6698" table:style-name="ce11">
            <text:p>6,698</text:p>
          </table:table-cell>
          <table:table-cell office:value-type="float" office:value="3655" table:style-name="ce11">
            <text:p>3,655</text:p>
          </table:table-cell>
          <table:table-cell office:value-type="float" office:value="3043" table:style-name="ce23">
            <text:p>3,0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49" table:style-name="ce9">
            <text:p>9,549</text:p>
          </table:table-cell>
          <table:table-cell office:value-type="float" office:value="22721" table:style-name="ce11">
            <text:p>22,721</text:p>
          </table:table-cell>
          <table:table-cell office:value-type="float" office:value="11680" table:style-name="ce11">
            <text:p>11,680</text:p>
          </table:table-cell>
          <table:table-cell office:value-type="float" office:value="11041" table:style-name="ce23">
            <text:p>11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84" table:style-name="ce9">
            <text:p>4,284</text:p>
          </table:table-cell>
          <table:table-cell office:value-type="float" office:value="11816" table:style-name="ce11">
            <text:p>11,816</text:p>
          </table:table-cell>
          <table:table-cell office:value-type="float" office:value="6134" table:style-name="ce11">
            <text:p>6,134</text:p>
          </table:table-cell>
          <table:table-cell office:value-type="float" office:value="5682" table:style-name="ce23">
            <text:p>5,6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281" table:style-name="ce9">
            <text:p>15,281</text:p>
          </table:table-cell>
          <table:table-cell office:value-type="float" office:value="39555" table:style-name="ce11">
            <text:p>39,555</text:p>
          </table:table-cell>
          <table:table-cell office:value-type="float" office:value="19728" table:style-name="ce11">
            <text:p>19,728</text:p>
          </table:table-cell>
          <table:table-cell office:value-type="float" office:value="19827" table:style-name="ce23">
            <text:p>19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74" table:style-name="ce9">
            <text:p>2,274</text:p>
          </table:table-cell>
          <table:table-cell office:value-type="float" office:value="4533" table:style-name="ce11">
            <text:p>4,533</text:p>
          </table:table-cell>
          <table:table-cell office:value-type="float" office:value="2510" table:style-name="ce11">
            <text:p>2,510</text:p>
          </table:table-cell>
          <table:table-cell office:value-type="float" office:value="2023" table:style-name="ce23">
            <text:p>2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69" table:style-name="ce9">
            <text:p>3,769</text:p>
          </table:table-cell>
          <table:table-cell office:value-type="float" office:value="8632" table:style-name="ce11">
            <text:p>8,632</text:p>
          </table:table-cell>
          <table:table-cell office:value-type="float" office:value="4686" table:style-name="ce11">
            <text:p>4,686</text:p>
          </table:table-cell>
          <table:table-cell office:value-type="float" office:value="3946" table:style-name="ce23">
            <text:p>3,9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51" table:style-name="ce9">
            <text:p>4,351</text:p>
          </table:table-cell>
          <table:table-cell office:value-type="float" office:value="12006" table:style-name="ce11">
            <text:p>12,006</text:p>
          </table:table-cell>
          <table:table-cell office:value-type="float" office:value="6145" table:style-name="ce11">
            <text:p>6,145</text:p>
          </table:table-cell>
          <table:table-cell office:value-type="float" office:value="5861" table:style-name="ce23">
            <text:p>5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49" table:style-name="ce9">
            <text:p>7,149</text:p>
          </table:table-cell>
          <table:table-cell office:value-type="float" office:value="21377" table:style-name="ce11">
            <text:p>21,377</text:p>
          </table:table-cell>
          <table:table-cell office:value-type="float" office:value="10524" table:style-name="ce11">
            <text:p>10,524</text:p>
          </table:table-cell>
          <table:table-cell office:value-type="float" office:value="10853" table:style-name="ce23">
            <text:p>10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12" table:style-name="ce9">
            <text:p>7,512</text:p>
          </table:table-cell>
          <table:table-cell office:value-type="float" office:value="21840" table:style-name="ce11">
            <text:p>21,840</text:p>
          </table:table-cell>
          <table:table-cell office:value-type="float" office:value="10951" table:style-name="ce11">
            <text:p>10,951</text:p>
          </table:table-cell>
          <table:table-cell office:value-type="float" office:value="10889" table:style-name="ce23">
            <text:p>10,88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4" table:style-name="ce16">
            <text:p>1,904</text:p>
          </table:table-cell>
          <table:table-cell office:value-type="float" office:value="6434" table:style-name="ce18">
            <text:p>6,434</text:p>
          </table:table-cell>
          <table:table-cell office:value-type="float" office:value="3134" table:style-name="ce18">
            <text:p>3,134</text:p>
          </table:table-cell>
          <table:table-cell office:value-type="float" office:value="3300" table:style-name="ce19">
            <text:p>3,300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206" table:style-name="ce71">
            <text:p>1,060,206</text:p>
          </table:table-cell>
          <table:table-cell office:value-type="float" office:value="2642877" table:style-name="ce79">
            <text:p>2,642,877</text:p>
          </table:table-cell>
          <table:table-cell office:value-type="float" office:value="1258801" table:style-name="ce79">
            <text:p>1,258,801</text:p>
          </table:table-cell>
          <table:table-cell office:value-type="float" office:value="1384076" table:style-name="ce73">
            <text:p>1,384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1289" table:style-name="ce52">
            <text:p>81,289</text:p>
          </table:table-cell>
          <table:table-cell office:value-type="float" office:value="204043" table:style-name="ce11">
            <text:p>204,043</text:p>
          </table:table-cell>
          <table:table-cell office:value-type="float" office:value="95406" table:style-name="ce11">
            <text:p>95,406</text:p>
          </table:table-cell>
          <table:table-cell office:value-type="float" office:value="108637" table:style-name="ce10">
            <text:p>108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351" table:style-name="ce52">
            <text:p>89,351</text:p>
          </table:table-cell>
          <table:table-cell office:value-type="float" office:value="219744" table:style-name="ce11">
            <text:p>219,744</text:p>
          </table:table-cell>
          <table:table-cell office:value-type="float" office:value="104441" table:style-name="ce11">
            <text:p>104,441</text:p>
          </table:table-cell>
          <table:table-cell office:value-type="float" office:value="115303" table:style-name="ce10">
            <text:p>115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609" table:style-name="ce52">
            <text:p>121,609</text:p>
          </table:table-cell>
          <table:table-cell office:value-type="float" office:value="307526" table:style-name="ce11">
            <text:p>307,526</text:p>
          </table:table-cell>
          <table:table-cell office:value-type="float" office:value="143049" table:style-name="ce11">
            <text:p>143,049</text:p>
          </table:table-cell>
          <table:table-cell office:value-type="float" office:value="164477" table:style-name="ce10">
            <text:p>164,4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682" table:style-name="ce52">
            <text:p>100,682</text:p>
          </table:table-cell>
          <table:table-cell office:value-type="float" office:value="227266" table:style-name="ce11">
            <text:p>227,266</text:p>
          </table:table-cell>
          <table:table-cell office:value-type="float" office:value="105497" table:style-name="ce11">
            <text:p>105,497</text:p>
          </table:table-cell>
          <table:table-cell office:value-type="float" office:value="121769" table:style-name="ce10">
            <text:p>121,7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697" table:style-name="ce52">
            <text:p>65,697</text:p>
          </table:table-cell>
          <table:table-cell office:value-type="float" office:value="157743" table:style-name="ce11">
            <text:p>157,743</text:p>
          </table:table-cell>
          <table:table-cell office:value-type="float" office:value="75103" table:style-name="ce11">
            <text:p>75,103</text:p>
          </table:table-cell>
          <table:table-cell office:value-type="float" office:value="82640" table:style-name="ce10">
            <text:p>82,6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900" table:style-name="ce52">
            <text:p>51,900</text:p>
          </table:table-cell>
          <table:table-cell office:value-type="float" office:value="125909" table:style-name="ce11">
            <text:p>125,909</text:p>
          </table:table-cell>
          <table:table-cell office:value-type="float" office:value="61086" table:style-name="ce11">
            <text:p>61,086</text:p>
          </table:table-cell>
          <table:table-cell office:value-type="float" office:value="64823" table:style-name="ce10">
            <text:p>64,8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252" table:style-name="ce52">
            <text:p>79,252</text:p>
          </table:table-cell>
          <table:table-cell office:value-type="float" office:value="186848" table:style-name="ce11">
            <text:p>186,848</text:p>
          </table:table-cell>
          <table:table-cell office:value-type="float" office:value="91507" table:style-name="ce11">
            <text:p>91,507</text:p>
          </table:table-cell>
          <table:table-cell office:value-type="float" office:value="95341" table:style-name="ce10">
            <text:p>95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333" table:style-name="ce52">
            <text:p>107,333</text:p>
          </table:table-cell>
          <table:table-cell office:value-type="float" office:value="271674" table:style-name="ce11">
            <text:p>271,674</text:p>
          </table:table-cell>
          <table:table-cell office:value-type="float" office:value="129917" table:style-name="ce11">
            <text:p>129,917</text:p>
          </table:table-cell>
          <table:table-cell office:value-type="float" office:value="141757" table:style-name="ce10">
            <text:p>141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575" table:style-name="ce52">
            <text:p>47,575</text:p>
          </table:table-cell>
          <table:table-cell office:value-type="float" office:value="120161" table:style-name="ce11">
            <text:p>120,161</text:p>
          </table:table-cell>
          <table:table-cell office:value-type="float" office:value="58703" table:style-name="ce11">
            <text:p>58,703</text:p>
          </table:table-cell>
          <table:table-cell office:value-type="float" office:value="61458" table:style-name="ce10">
            <text:p>61,4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495" table:style-name="ce52">
            <text:p>109,495</text:p>
          </table:table-cell>
          <table:table-cell office:value-type="float" office:value="285526" table:style-name="ce11">
            <text:p>285,526</text:p>
          </table:table-cell>
          <table:table-cell office:value-type="float" office:value="136057" table:style-name="ce11">
            <text:p>136,057</text:p>
          </table:table-cell>
          <table:table-cell office:value-type="float" office:value="149469" table:style-name="ce10">
            <text:p>149,4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95" table:style-name="ce52">
            <text:p>108,095</text:p>
          </table:table-cell>
          <table:table-cell office:value-type="float" office:value="283282" table:style-name="ce11">
            <text:p>283,282</text:p>
          </table:table-cell>
          <table:table-cell office:value-type="float" office:value="136455" table:style-name="ce11">
            <text:p>136,455</text:p>
          </table:table-cell>
          <table:table-cell office:value-type="float" office:value="146827" table:style-name="ce10">
            <text:p>146,82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7928" table:style-name="ce53">
            <text:p>97,928</text:p>
          </table:table-cell>
          <table:table-cell office:value-type="float" office:value="253155" table:style-name="ce18">
            <text:p>253,155</text:p>
          </table:table-cell>
          <table:table-cell office:value-type="float" office:value="121580" table:style-name="ce18">
            <text:p>121,580</text:p>
          </table:table-cell>
          <table:table-cell office:value-type="float" office:value="131575" table:style-name="ce17">
            <text:p>131,57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26875" table:style-name="ce71">
            <text:p>826,875</text:p>
          </table:table-cell>
          <table:table-cell office:value-type="float" office:value="2250954" table:style-name="ce79">
            <text:p>2,250,954</text:p>
          </table:table-cell>
          <table:table-cell office:value-type="float" office:value="1116982" table:style-name="ce79">
            <text:p>1,116,982</text:p>
          </table:table-cell>
          <table:table-cell office:value-type="float" office:value="1133972" table:style-name="ce83">
            <text:p>1,133,97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3361" table:style-name="ce52">
            <text:p>173,361</text:p>
          </table:table-cell>
          <table:table-cell office:value-type="float" office:value="453275" table:style-name="ce11">
            <text:p>453,275</text:p>
          </table:table-cell>
          <table:table-cell office:value-type="float" office:value="219443" table:style-name="ce11">
            <text:p>219,443</text:p>
          </table:table-cell>
          <table:table-cell office:value-type="float" office:value="233832" table:style-name="ce23">
            <text:p>233,83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56958" table:style-name="ce52">
            <text:p>156,958</text:p>
          </table:table-cell>
          <table:table-cell office:value-type="float" office:value="417671" table:style-name="ce11">
            <text:p>417,671</text:p>
          </table:table-cell>
          <table:table-cell office:value-type="float" office:value="205081" table:style-name="ce11">
            <text:p>205,081</text:p>
          </table:table-cell>
          <table:table-cell office:value-type="float" office:value="212590" table:style-name="ce23">
            <text:p>212,59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3499" table:style-name="ce52">
            <text:p>33,499</text:p>
          </table:table-cell>
          <table:table-cell office:value-type="float" office:value="95576" table:style-name="ce11">
            <text:p>95,576</text:p>
          </table:table-cell>
          <table:table-cell office:value-type="float" office:value="48546" table:style-name="ce11">
            <text:p>48,546</text:p>
          </table:table-cell>
          <table:table-cell office:value-type="float" office:value="47030" table:style-name="ce23">
            <text:p>47,03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1147" table:style-name="ce52">
            <text:p>61,147</text:p>
          </table:table-cell>
          <table:table-cell office:value-type="float" office:value="173252" table:style-name="ce11">
            <text:p>173,252</text:p>
          </table:table-cell>
          <table:table-cell office:value-type="float" office:value="87069" table:style-name="ce11">
            <text:p>87,069</text:p>
          </table:table-cell>
          <table:table-cell office:value-type="float" office:value="86183" table:style-name="ce23">
            <text:p>86,18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0373" table:style-name="ce52">
            <text:p>60,373</text:p>
          </table:table-cell>
          <table:table-cell office:value-type="float" office:value="166497" table:style-name="ce11">
            <text:p>166,497</text:p>
          </table:table-cell>
          <table:table-cell office:value-type="float" office:value="82496" table:style-name="ce11">
            <text:p>82,496</text:p>
          </table:table-cell>
          <table:table-cell office:value-type="float" office:value="84001" table:style-name="ce23">
            <text:p>84,00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003" table:style-name="ce52">
            <text:p>35,003</text:p>
          </table:table-cell>
          <table:table-cell office:value-type="float" office:value="93087" table:style-name="ce11">
            <text:p>93,087</text:p>
          </table:table-cell>
          <table:table-cell office:value-type="float" office:value="47372" table:style-name="ce11">
            <text:p>47,372</text:p>
          </table:table-cell>
          <table:table-cell office:value-type="float" office:value="45715" table:style-name="ce23">
            <text:p>45,71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4101" table:style-name="ce52">
            <text:p>64,101</text:p>
          </table:table-cell>
          <table:table-cell office:value-type="float" office:value="163082" table:style-name="ce11">
            <text:p>163,082</text:p>
          </table:table-cell>
          <table:table-cell office:value-type="float" office:value="80940" table:style-name="ce11">
            <text:p>80,940</text:p>
          </table:table-cell>
          <table:table-cell office:value-type="float" office:value="82142" table:style-name="ce23">
            <text:p>82,14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4448" table:style-name="ce52">
            <text:p>74,448</text:p>
          </table:table-cell>
          <table:table-cell office:value-type="float" office:value="206409" table:style-name="ce11">
            <text:p>206,409</text:p>
          </table:table-cell>
          <table:table-cell office:value-type="float" office:value="102845" table:style-name="ce11">
            <text:p>102,845</text:p>
          </table:table-cell>
          <table:table-cell office:value-type="float" office:value="103564" table:style-name="ce23">
            <text:p>103,5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3264" table:style-name="ce52">
            <text:p>43,264</text:p>
          </table:table-cell>
          <table:table-cell office:value-type="float" office:value="124040" table:style-name="ce11">
            <text:p>124,040</text:p>
          </table:table-cell>
          <table:table-cell office:value-type="float" office:value="61913" table:style-name="ce11">
            <text:p>61,913</text:p>
          </table:table-cell>
          <table:table-cell office:value-type="float" office:value="62127" table:style-name="ce23">
            <text:p>62,12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9850" table:style-name="ce52">
            <text:p>79,850</text:p>
          </table:table-cell>
          <table:table-cell office:value-type="float" office:value="228519" table:style-name="ce11">
            <text:p>228,519</text:p>
          </table:table-cell>
          <table:table-cell office:value-type="float" office:value="113239" table:style-name="ce11">
            <text:p>113,239</text:p>
          </table:table-cell>
          <table:table-cell office:value-type="float" office:value="115280" table:style-name="ce23">
            <text:p>115,280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930" table:style-name="ce52">
            <text:p>16,930</text:p>
          </table:table-cell>
          <table:table-cell office:value-type="float" office:value="49290" table:style-name="ce11">
            <text:p>49,290</text:p>
          </table:table-cell>
          <table:table-cell office:value-type="float" office:value="26226" table:style-name="ce11">
            <text:p>26,226</text:p>
          </table:table-cell>
          <table:table-cell office:value-type="float" office:value="23064" table:style-name="ce23">
            <text:p>23,064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4078" table:style-name="ce52">
            <text:p>24,078</text:p>
          </table:table-cell>
          <table:table-cell office:value-type="float" office:value="68034" table:style-name="ce11">
            <text:p>68,034</text:p>
          </table:table-cell>
          <table:table-cell office:value-type="float" office:value="35208" table:style-name="ce11">
            <text:p>35,208</text:p>
          </table:table-cell>
          <table:table-cell office:value-type="float" office:value="32826" table:style-name="ce23">
            <text:p>32,826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63" table:style-name="ce53">
            <text:p>3,863</text:p>
          </table:table-cell>
          <table:table-cell office:value-type="float" office:value="12222" table:style-name="ce18">
            <text:p>12,222</text:p>
          </table:table-cell>
          <table:table-cell office:value-type="float" office:value="6604" table:style-name="ce18">
            <text:p>6,604</text:p>
          </table:table-cell>
          <table:table-cell office:value-type="float" office:value="5618" table:style-name="ce19">
            <text:p>5,618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09年1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987281" table:style-name="ce71">
            <text:p>987,281</text:p>
          </table:table-cell>
          <table:table-cell office:value-type="float" office:value="2815704" table:style-name="ce79">
            <text:p>2,815,704</text:p>
          </table:table-cell>
          <table:table-cell office:value-type="float" office:value="1384229" table:style-name="ce79">
            <text:p>1,384,229</text:p>
          </table:table-cell>
          <table:table-cell office:value-type="float" office:value="1431475" table:style-name="ce73">
            <text:p>1,431,47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66" table:style-name="ce52">
            <text:p>7,966</text:p>
          </table:table-cell>
          <table:table-cell office:value-type="float" office:value="18395" table:style-name="ce11">
            <text:p>18,395</text:p>
          </table:table-cell>
          <table:table-cell office:value-type="float" office:value="9071" table:style-name="ce11">
            <text:p>9,071</text:p>
          </table:table-cell>
          <table:table-cell office:value-type="float" office:value="9324" table:style-name="ce10">
            <text:p>9,32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532" table:style-name="ce52">
            <text:p>28,532</text:p>
          </table:table-cell>
          <table:table-cell office:value-type="float" office:value="75900" table:style-name="ce11">
            <text:p>75,900</text:p>
          </table:table-cell>
          <table:table-cell office:value-type="float" office:value="37665" table:style-name="ce11">
            <text:p>37,665</text:p>
          </table:table-cell>
          <table:table-cell office:value-type="float" office:value="38235" table:style-name="ce10">
            <text:p>38,23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49653" table:style-name="ce52">
            <text:p>49,653</text:p>
          </table:table-cell>
          <table:table-cell office:value-type="float" office:value="126645" table:style-name="ce11">
            <text:p>126,645</text:p>
          </table:table-cell>
          <table:table-cell office:value-type="float" office:value="60620" table:style-name="ce11">
            <text:p>60,620</text:p>
          </table:table-cell>
          <table:table-cell office:value-type="float" office:value="66025" table:style-name="ce10">
            <text:p>66,02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088" table:style-name="ce52">
            <text:p>46,088</text:p>
          </table:table-cell>
          <table:table-cell office:value-type="float" office:value="115289" table:style-name="ce11">
            <text:p>115,289</text:p>
          </table:table-cell>
          <table:table-cell office:value-type="float" office:value="54616" table:style-name="ce11">
            <text:p>54,616</text:p>
          </table:table-cell>
          <table:table-cell office:value-type="float" office:value="60673" table:style-name="ce10">
            <text:p>60,673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215" table:style-name="ce52">
            <text:p>60,215</text:p>
          </table:table-cell>
          <table:table-cell office:value-type="float" office:value="147379" table:style-name="ce11">
            <text:p>147,379</text:p>
          </table:table-cell>
          <table:table-cell office:value-type="float" office:value="70247" table:style-name="ce11">
            <text:p>70,247</text:p>
          </table:table-cell>
          <table:table-cell office:value-type="float" office:value="77132" table:style-name="ce10">
            <text:p>77,13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88470" table:style-name="ce52">
            <text:p>88,470</text:p>
          </table:table-cell>
          <table:table-cell office:value-type="float" office:value="230611" table:style-name="ce11">
            <text:p>230,611</text:p>
          </table:table-cell>
          <table:table-cell office:value-type="float" office:value="110455" table:style-name="ce11">
            <text:p>110,455</text:p>
          </table:table-cell>
          <table:table-cell office:value-type="float" office:value="120156" table:style-name="ce10">
            <text:p>120,15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5073" table:style-name="ce52">
            <text:p>65,073</text:p>
          </table:table-cell>
          <table:table-cell office:value-type="float" office:value="173815" table:style-name="ce11">
            <text:p>173,815</text:p>
          </table:table-cell>
          <table:table-cell office:value-type="float" office:value="83065" table:style-name="ce11">
            <text:p>83,065</text:p>
          </table:table-cell>
          <table:table-cell office:value-type="float" office:value="90750" table:style-name="ce10">
            <text:p>90,75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4900" table:style-name="ce52">
            <text:p>104,900</text:p>
          </table:table-cell>
          <table:table-cell office:value-type="float" office:value="283755" table:style-name="ce11">
            <text:p>283,755</text:p>
          </table:table-cell>
          <table:table-cell office:value-type="float" office:value="135561" table:style-name="ce11">
            <text:p>135,561</text:p>
          </table:table-cell>
          <table:table-cell office:value-type="float" office:value="148194" table:style-name="ce10">
            <text:p>148,19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4732" table:style-name="ce52">
            <text:p>54,732</text:p>
          </table:table-cell>
          <table:table-cell office:value-type="float" office:value="166812" table:style-name="ce11">
            <text:p>166,812</text:p>
          </table:table-cell>
          <table:table-cell office:value-type="float" office:value="82204" table:style-name="ce11">
            <text:p>82,204</text:p>
          </table:table-cell>
          <table:table-cell office:value-type="float" office:value="84608" table:style-name="ce10">
            <text:p>84,6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22" table:style-name="ce52">
            <text:p>17,422</text:p>
          </table:table-cell>
          <table:table-cell office:value-type="float" office:value="49705" table:style-name="ce11">
            <text:p>49,705</text:p>
          </table:table-cell>
          <table:table-cell office:value-type="float" office:value="25489" table:style-name="ce11">
            <text:p>25,489</text:p>
          </table:table-cell>
          <table:table-cell office:value-type="float" office:value="24216" table:style-name="ce10">
            <text:p>24,2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526" table:style-name="ce52">
            <text:p>23,526</text:p>
          </table:table-cell>
          <table:table-cell office:value-type="float" office:value="76769" table:style-name="ce11">
            <text:p>76,769</text:p>
          </table:table-cell>
          <table:table-cell office:value-type="float" office:value="38488" table:style-name="ce11">
            <text:p>38,488</text:p>
          </table:table-cell>
          <table:table-cell office:value-type="float" office:value="38281" table:style-name="ce10">
            <text:p>38,28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8598" table:style-name="ce52">
            <text:p>28,598</text:p>
          </table:table-cell>
          <table:table-cell office:value-type="float" office:value="87575" table:style-name="ce11">
            <text:p>87,575</text:p>
          </table:table-cell>
          <table:table-cell office:value-type="float" office:value="44797" table:style-name="ce11">
            <text:p>44,797</text:p>
          </table:table-cell>
          <table:table-cell office:value-type="float" office:value="42778" table:style-name="ce10">
            <text:p>42,7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0704" table:style-name="ce52">
            <text:p>30,704</text:p>
          </table:table-cell>
          <table:table-cell office:value-type="float" office:value="94815" table:style-name="ce11">
            <text:p>94,815</text:p>
          </table:table-cell>
          <table:table-cell office:value-type="float" office:value="47751" table:style-name="ce11">
            <text:p>47,751</text:p>
          </table:table-cell>
          <table:table-cell office:value-type="float" office:value="47064" table:style-name="ce10">
            <text:p>47,0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8653" table:style-name="ce52">
            <text:p>18,653</text:p>
          </table:table-cell>
          <table:table-cell office:value-type="float" office:value="58902" table:style-name="ce11">
            <text:p>58,902</text:p>
          </table:table-cell>
          <table:table-cell office:value-type="float" office:value="29517" table:style-name="ce11">
            <text:p>29,517</text:p>
          </table:table-cell>
          <table:table-cell office:value-type="float" office:value="29385" table:style-name="ce10">
            <text:p>29,3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637" table:style-name="ce52">
            <text:p>16,637</text:p>
          </table:table-cell>
          <table:table-cell office:value-type="float" office:value="54626" table:style-name="ce11">
            <text:p>54,626</text:p>
          </table:table-cell>
          <table:table-cell office:value-type="float" office:value="27670" table:style-name="ce11">
            <text:p>27,670</text:p>
          </table:table-cell>
          <table:table-cell office:value-type="float" office:value="26956" table:style-name="ce10">
            <text:p>26,9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19981" table:style-name="ce52">
            <text:p>19,981</text:p>
          </table:table-cell>
          <table:table-cell office:value-type="float" office:value="65699" table:style-name="ce11">
            <text:p>65,699</text:p>
          </table:table-cell>
          <table:table-cell office:value-type="float" office:value="33455" table:style-name="ce11">
            <text:p>33,455</text:p>
          </table:table-cell>
          <table:table-cell office:value-type="float" office:value="32244" table:style-name="ce10">
            <text:p>32,24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150" table:style-name="ce52">
            <text:p>37,150</text:p>
          </table:table-cell>
          <table:table-cell office:value-type="float" office:value="109351" table:style-name="ce11">
            <text:p>109,351</text:p>
          </table:table-cell>
          <table:table-cell office:value-type="float" office:value="53973" table:style-name="ce11">
            <text:p>53,973</text:p>
          </table:table-cell>
          <table:table-cell office:value-type="float" office:value="55378" table:style-name="ce10">
            <text:p>55,3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286" table:style-name="ce52">
            <text:p>30,286</text:p>
          </table:table-cell>
          <table:table-cell office:value-type="float" office:value="95736" table:style-name="ce11">
            <text:p>95,736</text:p>
          </table:table-cell>
          <table:table-cell office:value-type="float" office:value="47660" table:style-name="ce11">
            <text:p>47,660</text:p>
          </table:table-cell>
          <table:table-cell office:value-type="float" office:value="48076" table:style-name="ce10">
            <text:p>48,0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654" table:style-name="ce52">
            <text:p>7,654</text:p>
          </table:table-cell>
          <table:table-cell office:value-type="float" office:value="24287" table:style-name="ce11">
            <text:p>24,287</text:p>
          </table:table-cell>
          <table:table-cell office:value-type="float" office:value="12574" table:style-name="ce11">
            <text:p>12,574</text:p>
          </table:table-cell>
          <table:table-cell office:value-type="float" office:value="11713" table:style-name="ce10">
            <text:p>11,71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06" table:style-name="ce52">
            <text:p>4,906</text:p>
          </table:table-cell>
          <table:table-cell office:value-type="float" office:value="14742" table:style-name="ce11">
            <text:p>14,742</text:p>
          </table:table-cell>
          <table:table-cell office:value-type="float" office:value="7623" table:style-name="ce11">
            <text:p>7,623</text:p>
          </table:table-cell>
          <table:table-cell office:value-type="float" office:value="7119" table:style-name="ce10">
            <text:p>7,11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898" table:style-name="ce52">
            <text:p>9,898</text:p>
          </table:table-cell>
          <table:table-cell office:value-type="float" office:value="32180" table:style-name="ce11">
            <text:p>32,180</text:p>
          </table:table-cell>
          <table:table-cell office:value-type="float" office:value="16404" table:style-name="ce11">
            <text:p>16,404</text:p>
          </table:table-cell>
          <table:table-cell office:value-type="float" office:value="15776" table:style-name="ce10">
            <text:p>15,7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591" table:style-name="ce52">
            <text:p>5,591</text:p>
          </table:table-cell>
          <table:table-cell office:value-type="float" office:value="19086" table:style-name="ce11">
            <text:p>19,086</text:p>
          </table:table-cell>
          <table:table-cell office:value-type="float" office:value="10079" table:style-name="ce11">
            <text:p>10,079</text:p>
          </table:table-cell>
          <table:table-cell office:value-type="float" office:value="9007" table:style-name="ce10">
            <text:p>9,0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5667" table:style-name="ce52">
            <text:p>25,667</text:p>
          </table:table-cell>
          <table:table-cell office:value-type="float" office:value="75635" table:style-name="ce11">
            <text:p>75,635</text:p>
          </table:table-cell>
          <table:table-cell office:value-type="float" office:value="37795" table:style-name="ce11">
            <text:p>37,795</text:p>
          </table:table-cell>
          <table:table-cell office:value-type="float" office:value="37840" table:style-name="ce10">
            <text:p>37,8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018" table:style-name="ce52">
            <text:p>18,018</text:p>
          </table:table-cell>
          <table:table-cell office:value-type="float" office:value="57075" table:style-name="ce11">
            <text:p>57,075</text:p>
          </table:table-cell>
          <table:table-cell office:value-type="float" office:value="29119" table:style-name="ce11">
            <text:p>29,119</text:p>
          </table:table-cell>
          <table:table-cell office:value-type="float" office:value="27956" table:style-name="ce10">
            <text:p>27,95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3779" table:style-name="ce52">
            <text:p>23,779</text:p>
          </table:table-cell>
          <table:table-cell office:value-type="float" office:value="78024" table:style-name="ce11">
            <text:p>78,024</text:p>
          </table:table-cell>
          <table:table-cell office:value-type="float" office:value="39258" table:style-name="ce11">
            <text:p>39,258</text:p>
          </table:table-cell>
          <table:table-cell office:value-type="float" office:value="38766" table:style-name="ce10">
            <text:p>38,76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623" table:style-name="ce52">
            <text:p>20,623</text:p>
          </table:table-cell>
          <table:table-cell office:value-type="float" office:value="65381" table:style-name="ce11">
            <text:p>65,381</text:p>
          </table:table-cell>
          <table:table-cell office:value-type="float" office:value="33104" table:style-name="ce11">
            <text:p>33,104</text:p>
          </table:table-cell>
          <table:table-cell office:value-type="float" office:value="32277" table:style-name="ce10">
            <text:p>32,27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6632" table:style-name="ce52">
            <text:p>66,632</text:p>
          </table:table-cell>
          <table:table-cell office:value-type="float" office:value="193879" table:style-name="ce11">
            <text:p>193,879</text:p>
          </table:table-cell>
          <table:table-cell office:value-type="float" office:value="95911" table:style-name="ce11">
            <text:p>95,911</text:p>
          </table:table-cell>
          <table:table-cell office:value-type="float" office:value="97968" table:style-name="ce10">
            <text:p>97,96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1340" table:style-name="ce52">
            <text:p>71,340</text:p>
          </table:table-cell>
          <table:table-cell office:value-type="float" office:value="212738" table:style-name="ce11">
            <text:p>212,738</text:p>
          </table:table-cell>
          <table:table-cell office:value-type="float" office:value="104203" table:style-name="ce11">
            <text:p>104,203</text:p>
          </table:table-cell>
          <table:table-cell office:value-type="float" office:value="108535" table:style-name="ce10">
            <text:p>108,53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587" table:style-name="ce53">
            <text:p>4,587</text:p>
          </table:table-cell>
          <table:table-cell office:value-type="float" office:value="10898" table:style-name="ce18">
            <text:p>10,898</text:p>
          </table:table-cell>
          <table:table-cell office:value-type="float" office:value="5855" table:style-name="ce18">
            <text:p>5,855</text:p>
          </table:table-cell>
          <table:table-cell office:value-type="float" office:value="5043" table:style-name="ce17">
            <text:p>5,043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696309" table:style-name="ce71">
            <text:p>696,309</text:p>
          </table:table-cell>
          <table:table-cell office:value-type="float" office:value="1880216" table:style-name="ce79">
            <text:p>1,880,216</text:p>
          </table:table-cell>
          <table:table-cell office:value-type="float" office:value="936912" table:style-name="ce79">
            <text:p>936,912</text:p>
          </table:table-cell>
          <table:table-cell office:value-type="float" office:value="943304" table:style-name="ce73">
            <text:p>943,3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267" table:style-name="ce52">
            <text:p>29,267</text:p>
          </table:table-cell>
          <table:table-cell office:value-type="float" office:value="76966" table:style-name="ce11">
            <text:p>76,966</text:p>
          </table:table-cell>
          <table:table-cell office:value-type="float" office:value="38059" table:style-name="ce11">
            <text:p>38,059</text:p>
          </table:table-cell>
          <table:table-cell office:value-type="float" office:value="38907" table:style-name="ce10">
            <text:p>38,9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6" table:style-name="ce52">
            <text:p>10,066</text:p>
          </table:table-cell>
          <table:table-cell office:value-type="float" office:value="25201" table:style-name="ce11">
            <text:p>25,201</text:p>
          </table:table-cell>
          <table:table-cell office:value-type="float" office:value="13112" table:style-name="ce11">
            <text:p>13,112</text:p>
          </table:table-cell>
          <table:table-cell office:value-type="float" office:value="12089" table:style-name="ce10">
            <text:p>12,0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40" table:style-name="ce52">
            <text:p>10,740</text:p>
          </table:table-cell>
          <table:table-cell office:value-type="float" office:value="27656" table:style-name="ce11">
            <text:p>27,656</text:p>
          </table:table-cell>
          <table:table-cell office:value-type="float" office:value="14434" table:style-name="ce11">
            <text:p>14,434</text:p>
          </table:table-cell>
          <table:table-cell office:value-type="float" office:value="13222" table:style-name="ce10">
            <text:p>13,2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70" table:style-name="ce52">
            <text:p>7,970</text:p>
          </table:table-cell>
          <table:table-cell office:value-type="float" office:value="21022" table:style-name="ce11">
            <text:p>21,022</text:p>
          </table:table-cell>
          <table:table-cell office:value-type="float" office:value="10949" table:style-name="ce11">
            <text:p>10,949</text:p>
          </table:table-cell>
          <table:table-cell office:value-type="float" office:value="10073" table:style-name="ce10">
            <text:p>10,0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69" table:style-name="ce52">
            <text:p>8,769</text:p>
          </table:table-cell>
          <table:table-cell office:value-type="float" office:value="22980" table:style-name="ce11">
            <text:p>22,980</text:p>
          </table:table-cell>
          <table:table-cell office:value-type="float" office:value="11932" table:style-name="ce11">
            <text:p>11,932</text:p>
          </table:table-cell>
          <table:table-cell office:value-type="float" office:value="11048" table:style-name="ce10">
            <text:p>11,0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91" table:style-name="ce52">
            <text:p>8,291</text:p>
          </table:table-cell>
          <table:table-cell office:value-type="float" office:value="20405" table:style-name="ce11">
            <text:p>20,405</text:p>
          </table:table-cell>
          <table:table-cell office:value-type="float" office:value="10824" table:style-name="ce11">
            <text:p>10,824</text:p>
          </table:table-cell>
          <table:table-cell office:value-type="float" office:value="9581" table:style-name="ce10">
            <text:p>9,5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953" table:style-name="ce52">
            <text:p>15,953</text:p>
          </table:table-cell>
          <table:table-cell office:value-type="float" office:value="43960" table:style-name="ce11">
            <text:p>43,960</text:p>
          </table:table-cell>
          <table:table-cell office:value-type="float" office:value="22343" table:style-name="ce11">
            <text:p>22,343</text:p>
          </table:table-cell>
          <table:table-cell office:value-type="float" office:value="21617" table:style-name="ce10">
            <text:p>21,6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91" table:style-name="ce52">
            <text:p>9,191</text:p>
          </table:table-cell>
          <table:table-cell office:value-type="float" office:value="23643" table:style-name="ce11">
            <text:p>23,643</text:p>
          </table:table-cell>
          <table:table-cell office:value-type="float" office:value="12195" table:style-name="ce11">
            <text:p>12,195</text:p>
          </table:table-cell>
          <table:table-cell office:value-type="float" office:value="11448" table:style-name="ce10">
            <text:p>11,4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835" table:style-name="ce52">
            <text:p>7,835</text:p>
          </table:table-cell>
          <table:table-cell office:value-type="float" office:value="21855" table:style-name="ce11">
            <text:p>21,855</text:p>
          </table:table-cell>
          <table:table-cell office:value-type="float" office:value="11305" table:style-name="ce11">
            <text:p>11,305</text:p>
          </table:table-cell>
          <table:table-cell office:value-type="float" office:value="10550" table:style-name="ce10">
            <text:p>10,5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067" table:style-name="ce52">
            <text:p>8,067</text:p>
          </table:table-cell>
          <table:table-cell office:value-type="float" office:value="21364" table:style-name="ce11">
            <text:p>21,364</text:p>
          </table:table-cell>
          <table:table-cell office:value-type="float" office:value="10860" table:style-name="ce11">
            <text:p>10,860</text:p>
          </table:table-cell>
          <table:table-cell office:value-type="float" office:value="10504" table:style-name="ce10">
            <text:p>10,5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87" table:style-name="ce52">
            <text:p>3,787</text:p>
          </table:table-cell>
          <table:table-cell office:value-type="float" office:value="9373" table:style-name="ce11">
            <text:p>9,373</text:p>
          </table:table-cell>
          <table:table-cell office:value-type="float" office:value="5048" table:style-name="ce11">
            <text:p>5,048</text:p>
          </table:table-cell>
          <table:table-cell office:value-type="float" office:value="4325" table:style-name="ce10">
            <text:p>4,3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087" table:style-name="ce52">
            <text:p>21,087</text:p>
          </table:table-cell>
          <table:table-cell office:value-type="float" office:value="59085" table:style-name="ce11">
            <text:p>59,085</text:p>
          </table:table-cell>
          <table:table-cell office:value-type="float" office:value="29254" table:style-name="ce11">
            <text:p>29,254</text:p>
          </table:table-cell>
          <table:table-cell office:value-type="float" office:value="29831" table:style-name="ce10">
            <text:p>29,8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59" table:style-name="ce52">
            <text:p>9,659</text:p>
          </table:table-cell>
          <table:table-cell office:value-type="float" office:value="25474" table:style-name="ce11">
            <text:p>25,474</text:p>
          </table:table-cell>
          <table:table-cell office:value-type="float" office:value="13024" table:style-name="ce11">
            <text:p>13,024</text:p>
          </table:table-cell>
          <table:table-cell office:value-type="float" office:value="12450" table:style-name="ce10">
            <text:p>12,4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301" table:style-name="ce52">
            <text:p>8,301</text:p>
          </table:table-cell>
          <table:table-cell office:value-type="float" office:value="24553" table:style-name="ce11">
            <text:p>24,553</text:p>
          </table:table-cell>
          <table:table-cell office:value-type="float" office:value="12394" table:style-name="ce11">
            <text:p>12,394</text:p>
          </table:table-cell>
          <table:table-cell office:value-type="float" office:value="12159" table:style-name="ce10">
            <text:p>12,1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85" table:style-name="ce52">
            <text:p>7,985</text:p>
          </table:table-cell>
          <table:table-cell office:value-type="float" office:value="22308" table:style-name="ce11">
            <text:p>22,308</text:p>
          </table:table-cell>
          <table:table-cell office:value-type="float" office:value="11572" table:style-name="ce11">
            <text:p>11,572</text:p>
          </table:table-cell>
          <table:table-cell office:value-type="float" office:value="10736" table:style-name="ce10">
            <text:p>10,7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47" table:style-name="ce52">
            <text:p>7,247</text:p>
          </table:table-cell>
          <table:table-cell office:value-type="float" office:value="19321" table:style-name="ce11">
            <text:p>19,321</text:p>
          </table:table-cell>
          <table:table-cell office:value-type="float" office:value="9832" table:style-name="ce11">
            <text:p>9,832</text:p>
          </table:table-cell>
          <table:table-cell office:value-type="float" office:value="9489" table:style-name="ce10">
            <text:p>9,4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95" table:style-name="ce52">
            <text:p>4,195</text:p>
          </table:table-cell>
          <table:table-cell office:value-type="float" office:value="10796" table:style-name="ce11">
            <text:p>10,796</text:p>
          </table:table-cell>
          <table:table-cell office:value-type="float" office:value="5428" table:style-name="ce11">
            <text:p>5,428</text:p>
          </table:table-cell>
          <table:table-cell office:value-type="float" office:value="5368" table:style-name="ce10">
            <text:p>5,3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601" table:style-name="ce52">
            <text:p>14,601</text:p>
          </table:table-cell>
          <table:table-cell office:value-type="float" office:value="43228" table:style-name="ce11">
            <text:p>43,228</text:p>
          </table:table-cell>
          <table:table-cell office:value-type="float" office:value="21974" table:style-name="ce11">
            <text:p>21,974</text:p>
          </table:table-cell>
          <table:table-cell office:value-type="float" office:value="21254" table:style-name="ce10">
            <text:p>21,2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8759" table:style-name="ce52">
            <text:p>18,759</text:p>
          </table:table-cell>
          <table:table-cell office:value-type="float" office:value="50039" table:style-name="ce11">
            <text:p>50,039</text:p>
          </table:table-cell>
          <table:table-cell office:value-type="float" office:value="25151" table:style-name="ce11">
            <text:p>25,151</text:p>
          </table:table-cell>
          <table:table-cell office:value-type="float" office:value="24888" table:style-name="ce10">
            <text:p>24,8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909" table:style-name="ce52">
            <text:p>12,909</text:p>
          </table:table-cell>
          <table:table-cell office:value-type="float" office:value="37282" table:style-name="ce11">
            <text:p>37,282</text:p>
          </table:table-cell>
          <table:table-cell office:value-type="float" office:value="18619" table:style-name="ce11">
            <text:p>18,619</text:p>
          </table:table-cell>
          <table:table-cell office:value-type="float" office:value="18663" table:style-name="ce10">
            <text:p>18,6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356" table:style-name="ce52">
            <text:p>10,356</text:p>
          </table:table-cell>
          <table:table-cell office:value-type="float" office:value="30375" table:style-name="ce11">
            <text:p>30,375</text:p>
          </table:table-cell>
          <table:table-cell office:value-type="float" office:value="15623" table:style-name="ce11">
            <text:p>15,623</text:p>
          </table:table-cell>
          <table:table-cell office:value-type="float" office:value="14752" table:style-name="ce10">
            <text:p>14,75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8" table:style-name="ce52">
            <text:p>2,718</text:p>
          </table:table-cell>
          <table:table-cell office:value-type="float" office:value="7177" table:style-name="ce11">
            <text:p>7,177</text:p>
          </table:table-cell>
          <table:table-cell office:value-type="float" office:value="3771" table:style-name="ce11">
            <text:p>3,771</text:p>
          </table:table-cell>
          <table:table-cell office:value-type="float" office:value="3406" table:style-name="ce10">
            <text:p>3,4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30" table:style-name="ce52">
            <text:p>5,130</text:p>
          </table:table-cell>
          <table:table-cell office:value-type="float" office:value="13750" table:style-name="ce11">
            <text:p>13,750</text:p>
          </table:table-cell>
          <table:table-cell office:value-type="float" office:value="7104" table:style-name="ce11">
            <text:p>7,104</text:p>
          </table:table-cell>
          <table:table-cell office:value-type="float" office:value="6646" table:style-name="ce10">
            <text:p>6,6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99" table:style-name="ce52">
            <text:p>3,499</text:p>
          </table:table-cell>
          <table:table-cell office:value-type="float" office:value="9305" table:style-name="ce11">
            <text:p>9,305</text:p>
          </table:table-cell>
          <table:table-cell office:value-type="float" office:value="4907" table:style-name="ce11">
            <text:p>4,907</text:p>
          </table:table-cell>
          <table:table-cell office:value-type="float" office:value="4398" table:style-name="ce10">
            <text:p>4,3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40" table:style-name="ce52">
            <text:p>2,840</text:p>
          </table:table-cell>
          <table:table-cell office:value-type="float" office:value="8576" table:style-name="ce11">
            <text:p>8,576</text:p>
          </table:table-cell>
          <table:table-cell office:value-type="float" office:value="4618" table:style-name="ce11">
            <text:p>4,618</text:p>
          </table:table-cell>
          <table:table-cell office:value-type="float" office:value="3958" table:style-name="ce10">
            <text:p>3,9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29" table:style-name="ce52">
            <text:p>1,929</text:p>
          </table:table-cell>
          <table:table-cell office:value-type="float" office:value="4668" table:style-name="ce11">
            <text:p>4,668</text:p>
          </table:table-cell>
          <table:table-cell office:value-type="float" office:value="2628" table:style-name="ce11">
            <text:p>2,628</text:p>
          </table:table-cell>
          <table:table-cell office:value-type="float" office:value="2040" table:style-name="ce10">
            <text:p>2,0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251" table:style-name="ce52">
            <text:p>28,251</text:p>
          </table:table-cell>
          <table:table-cell office:value-type="float" office:value="76088" table:style-name="ce11">
            <text:p>76,088</text:p>
          </table:table-cell>
          <table:table-cell office:value-type="float" office:value="38389" table:style-name="ce11">
            <text:p>38,389</text:p>
          </table:table-cell>
          <table:table-cell office:value-type="float" office:value="37699" table:style-name="ce10">
            <text:p>37,6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048" table:style-name="ce52">
            <text:p>23,048</text:p>
          </table:table-cell>
          <table:table-cell office:value-type="float" office:value="68157" table:style-name="ce11">
            <text:p>68,157</text:p>
          </table:table-cell>
          <table:table-cell office:value-type="float" office:value="34492" table:style-name="ce11">
            <text:p>34,492</text:p>
          </table:table-cell>
          <table:table-cell office:value-type="float" office:value="33665" table:style-name="ce10">
            <text:p>33,6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360" table:style-name="ce52">
            <text:p>11,360</text:p>
          </table:table-cell>
          <table:table-cell office:value-type="float" office:value="34199" table:style-name="ce11">
            <text:p>34,199</text:p>
          </table:table-cell>
          <table:table-cell office:value-type="float" office:value="17577" table:style-name="ce11">
            <text:p>17,577</text:p>
          </table:table-cell>
          <table:table-cell office:value-type="float" office:value="16622" table:style-name="ce10">
            <text:p>16,6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16" table:style-name="ce52">
            <text:p>1,516</text:p>
          </table:table-cell>
          <table:table-cell office:value-type="float" office:value="3875" table:style-name="ce11">
            <text:p>3,875</text:p>
          </table:table-cell>
          <table:table-cell office:value-type="float" office:value="2084" table:style-name="ce11">
            <text:p>2,084</text:p>
          </table:table-cell>
          <table:table-cell office:value-type="float" office:value="1791" table:style-name="ce10">
            <text:p>1,7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6738" table:style-name="ce52">
            <text:p>86,738</text:p>
          </table:table-cell>
          <table:table-cell office:value-type="float" office:value="235798" table:style-name="ce11">
            <text:p>235,798</text:p>
          </table:table-cell>
          <table:table-cell office:value-type="float" office:value="115774" table:style-name="ce11">
            <text:p>115,774</text:p>
          </table:table-cell>
          <table:table-cell office:value-type="float" office:value="120024" table:style-name="ce10">
            <text:p>120,0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2632" table:style-name="ce52">
            <text:p>72,632</text:p>
          </table:table-cell>
          <table:table-cell office:value-type="float" office:value="185903" table:style-name="ce11">
            <text:p>185,903</text:p>
          </table:table-cell>
          <table:table-cell office:value-type="float" office:value="88945" table:style-name="ce11">
            <text:p>88,945</text:p>
          </table:table-cell>
          <table:table-cell office:value-type="float" office:value="96958" table:style-name="ce10">
            <text:p>96,9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6784" table:style-name="ce52">
            <text:p>46,784</text:p>
          </table:table-cell>
          <table:table-cell office:value-type="float" office:value="124676" table:style-name="ce11">
            <text:p>124,676</text:p>
          </table:table-cell>
          <table:table-cell office:value-type="float" office:value="61504" table:style-name="ce11">
            <text:p>61,504</text:p>
          </table:table-cell>
          <table:table-cell office:value-type="float" office:value="63172" table:style-name="ce10">
            <text:p>63,1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449" table:style-name="ce52">
            <text:p>51,449</text:p>
          </table:table-cell>
          <table:table-cell office:value-type="float" office:value="131370" table:style-name="ce11">
            <text:p>131,370</text:p>
          </table:table-cell>
          <table:table-cell office:value-type="float" office:value="63695" table:style-name="ce11">
            <text:p>63,695</text:p>
          </table:table-cell>
          <table:table-cell office:value-type="float" office:value="67675" table:style-name="ce10">
            <text:p>67,6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4892" table:style-name="ce52">
            <text:p>64,892</text:p>
          </table:table-cell>
          <table:table-cell office:value-type="float" office:value="194189" table:style-name="ce11">
            <text:p>194,189</text:p>
          </table:table-cell>
          <table:table-cell office:value-type="float" office:value="97808" table:style-name="ce11">
            <text:p>97,808</text:p>
          </table:table-cell>
          <table:table-cell office:value-type="float" office:value="96381" table:style-name="ce10">
            <text:p>96,3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411" table:style-name="ce52">
            <text:p>26,411</text:p>
          </table:table-cell>
          <table:table-cell office:value-type="float" office:value="67105" table:style-name="ce11">
            <text:p>67,105</text:p>
          </table:table-cell>
          <table:table-cell office:value-type="float" office:value="31805" table:style-name="ce11">
            <text:p>31,805</text:p>
          </table:table-cell>
          <table:table-cell office:value-type="float" office:value="35300" table:style-name="ce10">
            <text:p>35,30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077" table:style-name="ce53">
            <text:p>32,077</text:p>
          </table:table-cell>
          <table:table-cell office:value-type="float" office:value="78494" table:style-name="ce18">
            <text:p>78,494</text:p>
          </table:table-cell>
          <table:table-cell office:value-type="float" office:value="37879" table:style-name="ce18">
            <text:p>37,879</text:p>
          </table:table-cell>
          <table:table-cell office:value-type="float" office:value="40615" table:style-name="ce17">
            <text:p>40,615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0445" table:style-name="ce75">
            <text:p>1,110,445</text:p>
          </table:table-cell>
          <table:table-cell office:value-type="float" office:value="2774571" table:style-name="ce79">
            <text:p>2,774,571</text:p>
          </table:table-cell>
          <table:table-cell office:value-type="float" office:value="1370190" table:style-name="ce80">
            <text:p>1,370,190</text:p>
          </table:table-cell>
          <table:table-cell office:value-type="float" office:value="1404381" table:style-name="ce72">
            <text:p>1,404,3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907" table:style-name="ce9">
            <text:p>10,907</text:p>
          </table:table-cell>
          <table:table-cell office:value-type="float" office:value="23918" table:style-name="ce11">
            <text:p>23,918</text:p>
          </table:table-cell>
          <table:table-cell office:value-type="float" office:value="11847" table:style-name="ce9">
            <text:p>11,847</text:p>
          </table:table-cell>
          <table:table-cell office:value-type="float" office:value="12071" table:style-name="ce9">
            <text:p>12,0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9392" table:style-name="ce9">
            <text:p>59,392</text:p>
          </table:table-cell>
          <table:table-cell office:value-type="float" office:value="141208" table:style-name="ce11">
            <text:p>141,208</text:p>
          </table:table-cell>
          <table:table-cell office:value-type="float" office:value="67909" table:style-name="ce9">
            <text:p>67,909</text:p>
          </table:table-cell>
          <table:table-cell office:value-type="float" office:value="73299" table:style-name="ce9">
            <text:p>73,2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225" table:style-name="ce9">
            <text:p>80,225</text:p>
          </table:table-cell>
          <table:table-cell office:value-type="float" office:value="197877" table:style-name="ce11">
            <text:p>197,877</text:p>
          </table:table-cell>
          <table:table-cell office:value-type="float" office:value="94741" table:style-name="ce9">
            <text:p>94,741</text:p>
          </table:table-cell>
          <table:table-cell office:value-type="float" office:value="103136" table:style-name="ce9">
            <text:p>103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3549" table:style-name="ce9">
            <text:p>73,549</text:p>
          </table:table-cell>
          <table:table-cell office:value-type="float" office:value="188241" table:style-name="ce11">
            <text:p>188,241</text:p>
          </table:table-cell>
          <table:table-cell office:value-type="float" office:value="92147" table:style-name="ce9">
            <text:p>92,147</text:p>
          </table:table-cell>
          <table:table-cell office:value-type="float" office:value="96094" table:style-name="ce9">
            <text:p>96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7898" table:style-name="ce9">
            <text:p>137,898</text:p>
          </table:table-cell>
          <table:table-cell office:value-type="float" office:value="339528" table:style-name="ce11">
            <text:p>339,528</text:p>
          </table:table-cell>
          <table:table-cell office:value-type="float" office:value="163849" table:style-name="ce9">
            <text:p>163,849</text:p>
          </table:table-cell>
          <table:table-cell office:value-type="float" office:value="175679" table:style-name="ce9">
            <text:p>175,6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53" table:style-name="ce9">
            <text:p>23,153</text:p>
          </table:table-cell>
          <table:table-cell office:value-type="float" office:value="51036" table:style-name="ce11">
            <text:p>51,036</text:p>
          </table:table-cell>
          <table:table-cell office:value-type="float" office:value="24454" table:style-name="ce9">
            <text:p>24,454</text:p>
          </table:table-cell>
          <table:table-cell office:value-type="float" office:value="26582" table:style-name="ce9">
            <text:p>26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899" table:style-name="ce9">
            <text:p>12,899</text:p>
          </table:table-cell>
          <table:table-cell office:value-type="float" office:value="26908" table:style-name="ce11">
            <text:p>26,908</text:p>
          </table:table-cell>
          <table:table-cell office:value-type="float" office:value="12712" table:style-name="ce9">
            <text:p>12,712</text:p>
          </table:table-cell>
          <table:table-cell office:value-type="float" office:value="14196" table:style-name="ce9">
            <text:p>14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710" table:style-name="ce9">
            <text:p>72,710</text:p>
          </table:table-cell>
          <table:table-cell office:value-type="float" office:value="168826" table:style-name="ce11">
            <text:p>168,826</text:p>
          </table:table-cell>
          <table:table-cell office:value-type="float" office:value="80985" table:style-name="ce9">
            <text:p>80,985</text:p>
          </table:table-cell>
          <table:table-cell office:value-type="float" office:value="87841" table:style-name="ce9">
            <text:p>87,8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334" table:style-name="ce9">
            <text:p>79,334</text:p>
          </table:table-cell>
          <table:table-cell office:value-type="float" office:value="187560" table:style-name="ce11">
            <text:p>187,560</text:p>
          </table:table-cell>
          <table:table-cell office:value-type="float" office:value="91937" table:style-name="ce9">
            <text:p>91,937</text:p>
          </table:table-cell>
          <table:table-cell office:value-type="float" office:value="95623" table:style-name="ce9">
            <text:p>95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71" table:style-name="ce9">
            <text:p>11,071</text:p>
          </table:table-cell>
          <table:table-cell office:value-type="float" office:value="28069" table:style-name="ce11">
            <text:p>28,069</text:p>
          </table:table-cell>
          <table:table-cell office:value-type="float" office:value="14450" table:style-name="ce9">
            <text:p>14,450</text:p>
          </table:table-cell>
          <table:table-cell office:value-type="float" office:value="13619" table:style-name="ce9">
            <text:p>13,61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065" table:style-name="ce9">
            <text:p>69,065</text:p>
          </table:table-cell>
          <table:table-cell office:value-type="float" office:value="157901" table:style-name="ce11">
            <text:p>157,901</text:p>
          </table:table-cell>
          <table:table-cell office:value-type="float" office:value="78145" table:style-name="ce9">
            <text:p>78,145</text:p>
          </table:table-cell>
          <table:table-cell office:value-type="float" office:value="79756" table:style-name="ce9">
            <text:p>79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3294" table:style-name="ce9">
            <text:p>143,294</text:p>
          </table:table-cell>
          <table:table-cell office:value-type="float" office:value="360108" table:style-name="ce11">
            <text:p>360,108</text:p>
          </table:table-cell>
          <table:table-cell office:value-type="float" office:value="175963" table:style-name="ce9">
            <text:p>175,963</text:p>
          </table:table-cell>
          <table:table-cell office:value-type="float" office:value="184145" table:style-name="ce9">
            <text:p>184,1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378" table:style-name="ce9">
            <text:p>26,378</text:p>
          </table:table-cell>
          <table:table-cell office:value-type="float" office:value="69598" table:style-name="ce11">
            <text:p>69,598</text:p>
          </table:table-cell>
          <table:table-cell office:value-type="float" office:value="35063" table:style-name="ce9">
            <text:p>35,063</text:p>
          </table:table-cell>
          <table:table-cell office:value-type="float" office:value="34535" table:style-name="ce9">
            <text:p>34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890" table:style-name="ce9">
            <text:p>42,890</text:p>
          </table:table-cell>
          <table:table-cell office:value-type="float" office:value="112286" table:style-name="ce11">
            <text:p>112,286</text:p>
          </table:table-cell>
          <table:table-cell office:value-type="float" office:value="57332" table:style-name="ce9">
            <text:p>57,332</text:p>
          </table:table-cell>
          <table:table-cell office:value-type="float" office:value="54954" table:style-name="ce9">
            <text:p>54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747" table:style-name="ce9">
            <text:p>13,747</text:p>
          </table:table-cell>
          <table:table-cell office:value-type="float" office:value="42082" table:style-name="ce11">
            <text:p>42,082</text:p>
          </table:table-cell>
          <table:table-cell office:value-type="float" office:value="21525" table:style-name="ce9">
            <text:p>21,525</text:p>
          </table:table-cell>
          <table:table-cell office:value-type="float" office:value="20557" table:style-name="ce9">
            <text:p>20,5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01" table:style-name="ce9">
            <text:p>13,201</text:p>
          </table:table-cell>
          <table:table-cell office:value-type="float" office:value="34420" table:style-name="ce11">
            <text:p>34,420</text:p>
          </table:table-cell>
          <table:table-cell office:value-type="float" office:value="17468" table:style-name="ce9">
            <text:p>17,468</text:p>
          </table:table-cell>
          <table:table-cell office:value-type="float" office:value="16952" table:style-name="ce9">
            <text:p>16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5406" table:style-name="ce9">
            <text:p>35,406</text:p>
          </table:table-cell>
          <table:table-cell office:value-type="float" office:value="89805" table:style-name="ce11">
            <text:p>89,805</text:p>
          </table:table-cell>
          <table:table-cell office:value-type="float" office:value="45427" table:style-name="ce9">
            <text:p>45,427</text:p>
          </table:table-cell>
          <table:table-cell office:value-type="float" office:value="44378" table:style-name="ce9">
            <text:p>44,3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009" table:style-name="ce9">
            <text:p>19,009</text:p>
          </table:table-cell>
          <table:table-cell office:value-type="float" office:value="44925" table:style-name="ce11">
            <text:p>44,925</text:p>
          </table:table-cell>
          <table:table-cell office:value-type="float" office:value="22676" table:style-name="ce9">
            <text:p>22,676</text:p>
          </table:table-cell>
          <table:table-cell office:value-type="float" office:value="22249" table:style-name="ce9">
            <text:p>22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354" table:style-name="ce9">
            <text:p>35,354</text:p>
          </table:table-cell>
          <table:table-cell office:value-type="float" office:value="97150" table:style-name="ce11">
            <text:p>97,150</text:p>
          </table:table-cell>
          <table:table-cell office:value-type="float" office:value="48108" table:style-name="ce9">
            <text:p>48,108</text:p>
          </table:table-cell>
          <table:table-cell office:value-type="float" office:value="49042" table:style-name="ce9">
            <text:p>49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381" table:style-name="ce9">
            <text:p>14,381</text:p>
          </table:table-cell>
          <table:table-cell office:value-type="float" office:value="38322" table:style-name="ce11">
            <text:p>38,322</text:p>
          </table:table-cell>
          <table:table-cell office:value-type="float" office:value="19325" table:style-name="ce9">
            <text:p>19,325</text:p>
          </table:table-cell>
          <table:table-cell office:value-type="float" office:value="18997" table:style-name="ce9">
            <text:p>18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16" table:style-name="ce9">
            <text:p>10,716</text:p>
          </table:table-cell>
          <table:table-cell office:value-type="float" office:value="29673" table:style-name="ce11">
            <text:p>29,673</text:p>
          </table:table-cell>
          <table:table-cell office:value-type="float" office:value="15634" table:style-name="ce9">
            <text:p>15,634</text:p>
          </table:table-cell>
          <table:table-cell office:value-type="float" office:value="14039" table:style-name="ce9">
            <text:p>14,0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95" table:style-name="ce9">
            <text:p>3,195</text:p>
          </table:table-cell>
          <table:table-cell office:value-type="float" office:value="7036" table:style-name="ce11">
            <text:p>7,036</text:p>
          </table:table-cell>
          <table:table-cell office:value-type="float" office:value="3904" table:style-name="ce9">
            <text:p>3,904</text:p>
          </table:table-cell>
          <table:table-cell office:value-type="float" office:value="3132" table:style-name="ce9">
            <text:p>3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7" table:style-name="ce9">
            <text:p>9,417</text:p>
          </table:table-cell>
          <table:table-cell office:value-type="float" office:value="28508" table:style-name="ce11">
            <text:p>28,508</text:p>
          </table:table-cell>
          <table:table-cell office:value-type="float" office:value="14383" table:style-name="ce9">
            <text:p>14,383</text:p>
          </table:table-cell>
          <table:table-cell office:value-type="float" office:value="14125" table:style-name="ce9">
            <text:p>14,1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271" table:style-name="ce9">
            <text:p>17,271</text:p>
          </table:table-cell>
          <table:table-cell office:value-type="float" office:value="52188" table:style-name="ce11">
            <text:p>52,188</text:p>
          </table:table-cell>
          <table:table-cell office:value-type="float" office:value="26535" table:style-name="ce9">
            <text:p>26,535</text:p>
          </table:table-cell>
          <table:table-cell office:value-type="float" office:value="25653" table:style-name="ce9">
            <text:p>25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014" table:style-name="ce9">
            <text:p>11,014</text:p>
          </table:table-cell>
          <table:table-cell office:value-type="float" office:value="29721" table:style-name="ce11">
            <text:p>29,721</text:p>
          </table:table-cell>
          <table:table-cell office:value-type="float" office:value="15184" table:style-name="ce9">
            <text:p>15,184</text:p>
          </table:table-cell>
          <table:table-cell office:value-type="float" office:value="14537" table:style-name="ce9">
            <text:p>14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00" table:style-name="ce9">
            <text:p>10,600</text:p>
          </table:table-cell>
          <table:table-cell office:value-type="float" office:value="30031" table:style-name="ce11">
            <text:p>30,031</text:p>
          </table:table-cell>
          <table:table-cell office:value-type="float" office:value="15404" table:style-name="ce9">
            <text:p>15,404</text:p>
          </table:table-cell>
          <table:table-cell office:value-type="float" office:value="14627" table:style-name="ce9">
            <text:p>14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4" table:style-name="ce9">
            <text:p>5,744</text:p>
          </table:table-cell>
          <table:table-cell office:value-type="float" office:value="13766" table:style-name="ce11">
            <text:p>13,766</text:p>
          </table:table-cell>
          <table:table-cell office:value-type="float" office:value="6912" table:style-name="ce9">
            <text:p>6,912</text:p>
          </table:table-cell>
          <table:table-cell office:value-type="float" office:value="6854" table:style-name="ce9">
            <text:p>6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1" table:style-name="ce9">
            <text:p>6,791</text:p>
          </table:table-cell>
          <table:table-cell office:value-type="float" office:value="19025" table:style-name="ce11">
            <text:p>19,025</text:p>
          </table:table-cell>
          <table:table-cell office:value-type="float" office:value="9742" table:style-name="ce9">
            <text:p>9,742</text:p>
          </table:table-cell>
          <table:table-cell office:value-type="float" office:value="9283" table:style-name="ce9">
            <text:p>9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759" table:style-name="ce9">
            <text:p>12,759</text:p>
          </table:table-cell>
          <table:table-cell office:value-type="float" office:value="35741" table:style-name="ce11">
            <text:p>35,741</text:p>
          </table:table-cell>
          <table:table-cell office:value-type="float" office:value="18386" table:style-name="ce9">
            <text:p>18,386</text:p>
          </table:table-cell>
          <table:table-cell office:value-type="float" office:value="17355" table:style-name="ce9">
            <text:p>17,3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15" table:style-name="ce9">
            <text:p>13,715</text:p>
          </table:table-cell>
          <table:table-cell office:value-type="float" office:value="36287" table:style-name="ce11">
            <text:p>36,287</text:p>
          </table:table-cell>
          <table:table-cell office:value-type="float" office:value="18699" table:style-name="ce9">
            <text:p>18,699</text:p>
          </table:table-cell>
          <table:table-cell office:value-type="float" office:value="17588" table:style-name="ce9">
            <text:p>17,5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839" table:style-name="ce9">
            <text:p>14,839</text:p>
          </table:table-cell>
          <table:table-cell office:value-type="float" office:value="39092" table:style-name="ce11">
            <text:p>39,092</text:p>
          </table:table-cell>
          <table:table-cell office:value-type="float" office:value="20503" table:style-name="ce9">
            <text:p>20,503</text:p>
          </table:table-cell>
          <table:table-cell office:value-type="float" office:value="18589" table:style-name="ce9">
            <text:p>18,5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31" table:style-name="ce9">
            <text:p>5,531</text:p>
          </table:table-cell>
          <table:table-cell office:value-type="float" office:value="12619" table:style-name="ce11">
            <text:p>12,619</text:p>
          </table:table-cell>
          <table:table-cell office:value-type="float" office:value="6824" table:style-name="ce9">
            <text:p>6,824</text:p>
          </table:table-cell>
          <table:table-cell office:value-type="float" office:value="5795" table:style-name="ce9">
            <text:p>5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78" table:style-name="ce9">
            <text:p>2,278</text:p>
          </table:table-cell>
          <table:table-cell office:value-type="float" office:value="5925" table:style-name="ce11">
            <text:p>5,925</text:p>
          </table:table-cell>
          <table:table-cell office:value-type="float" office:value="3137" table:style-name="ce9">
            <text:p>3,137</text:p>
          </table:table-cell>
          <table:table-cell office:value-type="float" office:value="2788" table:style-name="ce9">
            <text:p>2,78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93" table:style-name="ce9">
            <text:p>4,793</text:p>
          </table:table-cell>
          <table:table-cell office:value-type="float" office:value="11662" table:style-name="ce11">
            <text:p>11,662</text:p>
          </table:table-cell>
          <table:table-cell office:value-type="float" office:value="6383" table:style-name="ce9">
            <text:p>6,383</text:p>
          </table:table-cell>
          <table:table-cell office:value-type="float" office:value="5279" table:style-name="ce9">
            <text:p>5,27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0" table:style-name="ce9">
            <text:p>5,110</text:p>
          </table:table-cell>
          <table:table-cell office:value-type="float" office:value="14184" table:style-name="ce11">
            <text:p>14,184</text:p>
          </table:table-cell>
          <table:table-cell office:value-type="float" office:value="7664" table:style-name="ce9">
            <text:p>7,664</text:p>
          </table:table-cell>
          <table:table-cell office:value-type="float" office:value="6520" table:style-name="ce9">
            <text:p>6,52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05" table:style-name="ce9">
            <text:p>605</text:p>
          </table:table-cell>
          <table:table-cell office:value-type="float" office:value="1941" table:style-name="ce11">
            <text:p>1,941</text:p>
          </table:table-cell>
          <table:table-cell office:value-type="float" office:value="980" table:style-name="ce9">
            <text:p>980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2" table:style-name="ce9">
            <text:p>1,362</text:p>
          </table:table-cell>
          <table:table-cell office:value-type="float" office:value="4256" table:style-name="ce11">
            <text:p>4,256</text:p>
          </table:table-cell>
          <table:table-cell office:value-type="float" office:value="2238" table:style-name="ce9">
            <text:p>2,238</text:p>
          </table:table-cell>
          <table:table-cell office:value-type="float" office:value="2018" table:style-name="ce9">
            <text:p>2,018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42" table:style-name="ce16">
            <text:p>842</text:p>
          </table:table-cell>
          <table:table-cell office:value-type="float" office:value="3148" table:style-name="ce18">
            <text:p>3,148</text:p>
          </table:table-cell>
          <table:table-cell office:value-type="float" office:value="1615" table:style-name="ce16">
            <text:p>1,615</text:p>
          </table:table-cell>
          <table:table-cell office:value-type="float" office:value="1533" table:style-name="ce16">
            <text:p>1,533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0873" table:style-name="ce71">
            <text:p>170,873</text:p>
          </table:table-cell>
          <table:table-cell office:value-type="float" office:value="454161" table:style-name="ce79">
            <text:p>454,161</text:p>
          </table:table-cell>
          <table:table-cell office:value-type="float" office:value="229173" table:style-name="ce79">
            <text:p>229,173</text:p>
          </table:table-cell>
          <table:table-cell office:value-type="float" office:value="224988" table:style-name="ce73">
            <text:p>224,9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826" table:style-name="ce52">
            <text:p>36,826</text:p>
          </table:table-cell>
          <table:table-cell office:value-type="float" office:value="95589" table:style-name="ce11">
            <text:p>95,589</text:p>
          </table:table-cell>
          <table:table-cell office:value-type="float" office:value="46456" table:style-name="ce11">
            <text:p>46,456</text:p>
          </table:table-cell>
          <table:table-cell office:value-type="float" office:value="49133" table:style-name="ce10">
            <text:p>49,1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641" table:style-name="ce52">
            <text:p>26,641</text:p>
          </table:table-cell>
          <table:table-cell office:value-type="float" office:value="71897" table:style-name="ce11">
            <text:p>71,897</text:p>
          </table:table-cell>
          <table:table-cell office:value-type="float" office:value="34033" table:style-name="ce11">
            <text:p>34,033</text:p>
          </table:table-cell>
          <table:table-cell office:value-type="float" office:value="37864" table:style-name="ce10">
            <text:p>37,8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270" table:style-name="ce52">
            <text:p>14,270</text:p>
          </table:table-cell>
          <table:table-cell office:value-type="float" office:value="39132" table:style-name="ce11">
            <text:p>39,132</text:p>
          </table:table-cell>
          <table:table-cell office:value-type="float" office:value="19942" table:style-name="ce11">
            <text:p>19,942</text:p>
          </table:table-cell>
          <table:table-cell office:value-type="float" office:value="19190" table:style-name="ce10">
            <text:p>19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366" table:style-name="ce52">
            <text:p>10,366</text:p>
          </table:table-cell>
          <table:table-cell office:value-type="float" office:value="28951" table:style-name="ce11">
            <text:p>28,951</text:p>
          </table:table-cell>
          <table:table-cell office:value-type="float" office:value="14910" table:style-name="ce11">
            <text:p>14,910</text:p>
          </table:table-cell>
          <table:table-cell office:value-type="float" office:value="14041" table:style-name="ce10">
            <text:p>1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255" table:style-name="ce52">
            <text:p>14,255</text:p>
          </table:table-cell>
          <table:table-cell office:value-type="float" office:value="35404" table:style-name="ce11">
            <text:p>35,404</text:p>
          </table:table-cell>
          <table:table-cell office:value-type="float" office:value="18386" table:style-name="ce11">
            <text:p>18,386</text:p>
          </table:table-cell>
          <table:table-cell office:value-type="float" office:value="17018" table:style-name="ce10">
            <text:p>17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015" table:style-name="ce52">
            <text:p>9,015</text:p>
          </table:table-cell>
          <table:table-cell office:value-type="float" office:value="24390" table:style-name="ce11">
            <text:p>24,390</text:p>
          </table:table-cell>
          <table:table-cell office:value-type="float" office:value="12840" table:style-name="ce11">
            <text:p>12,840</text:p>
          </table:table-cell>
          <table:table-cell office:value-type="float" office:value="11550" table:style-name="ce10">
            <text:p>11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834" table:style-name="ce52">
            <text:p>11,834</text:p>
          </table:table-cell>
          <table:table-cell office:value-type="float" office:value="32297" table:style-name="ce11">
            <text:p>32,297</text:p>
          </table:table-cell>
          <table:table-cell office:value-type="float" office:value="17055" table:style-name="ce11">
            <text:p>17,055</text:p>
          </table:table-cell>
          <table:table-cell office:value-type="float" office:value="15242" table:style-name="ce10">
            <text:p>15,2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638" table:style-name="ce52">
            <text:p>19,638</text:p>
          </table:table-cell>
          <table:table-cell office:value-type="float" office:value="53111" table:style-name="ce11">
            <text:p>53,111</text:p>
          </table:table-cell>
          <table:table-cell office:value-type="float" office:value="27163" table:style-name="ce11">
            <text:p>27,163</text:p>
          </table:table-cell>
          <table:table-cell office:value-type="float" office:value="25948" table:style-name="ce10">
            <text:p>25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356" table:style-name="ce52">
            <text:p>15,356</text:p>
          </table:table-cell>
          <table:table-cell office:value-type="float" office:value="40034" table:style-name="ce11">
            <text:p>40,034</text:p>
          </table:table-cell>
          <table:table-cell office:value-type="float" office:value="20551" table:style-name="ce11">
            <text:p>20,551</text:p>
          </table:table-cell>
          <table:table-cell office:value-type="float" office:value="19483" table:style-name="ce10">
            <text:p>19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720" table:style-name="ce52">
            <text:p>8,720</text:p>
          </table:table-cell>
          <table:table-cell office:value-type="float" office:value="21251" table:style-name="ce11">
            <text:p>21,251</text:p>
          </table:table-cell>
          <table:table-cell office:value-type="float" office:value="11441" table:style-name="ce11">
            <text:p>11,441</text:p>
          </table:table-cell>
          <table:table-cell office:value-type="float" office:value="9810" table:style-name="ce10">
            <text:p>9,8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52" table:style-name="ce52">
            <text:p>1,952</text:p>
          </table:table-cell>
          <table:table-cell office:value-type="float" office:value="6141" table:style-name="ce11">
            <text:p>6,141</text:p>
          </table:table-cell>
          <table:table-cell office:value-type="float" office:value="3297" table:style-name="ce11">
            <text:p>3,297</text:p>
          </table:table-cell>
          <table:table-cell office:value-type="float" office:value="2844" table:style-name="ce10">
            <text:p>2,84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00" table:style-name="ce53">
            <text:p>2,000</text:p>
          </table:table-cell>
          <table:table-cell office:value-type="float" office:value="5964" table:style-name="ce18">
            <text:p>5,964</text:p>
          </table:table-cell>
          <table:table-cell office:value-type="float" office:value="3099" table:style-name="ce18">
            <text:p>3,099</text:p>
          </table:table-cell>
          <table:table-cell office:value-type="float" office:value="2865" table:style-name="ce17">
            <text:p>2,865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09年1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0611" table:style-name="ce71">
            <text:p>200,611</text:p>
          </table:table-cell>
          <table:table-cell office:value-type="float" office:value="564296" table:style-name="ce79">
            <text:p>564,296</text:p>
          </table:table-cell>
          <table:table-cell office:value-type="float" office:value="288044" table:style-name="ce79">
            <text:p>288,044</text:p>
          </table:table-cell>
          <table:table-cell office:value-type="float" office:value="276252" table:style-name="ce73">
            <text:p>276,25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1895" table:style-name="ce52">
            <text:p>71,895</text:p>
          </table:table-cell>
          <table:table-cell office:value-type="float" office:value="194941" table:style-name="ce11">
            <text:p>194,941</text:p>
          </table:table-cell>
          <table:table-cell office:value-type="float" office:value="96997" table:style-name="ce11">
            <text:p>96,997</text:p>
          </table:table-cell>
          <table:table-cell office:value-type="float" office:value="97944" table:style-name="ce10">
            <text:p>97,94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20" table:style-name="ce52">
            <text:p>9,320</text:p>
          </table:table-cell>
          <table:table-cell office:value-type="float" office:value="28034" table:style-name="ce49">
            <text:p>28,034</text:p>
          </table:table-cell>
          <table:table-cell office:value-type="float" office:value="15044" table:style-name="ce11">
            <text:p>15,044</text:p>
          </table:table-cell>
          <table:table-cell office:value-type="float" office:value="12990" table:style-name="ce10">
            <text:p>12,99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0889" table:style-name="ce52">
            <text:p>10,889</text:p>
          </table:table-cell>
          <table:table-cell office:value-type="float" office:value="32838" table:style-name="ce49">
            <text:p>32,838</text:p>
          </table:table-cell>
          <table:table-cell office:value-type="float" office:value="17484" table:style-name="ce11">
            <text:p>17,484</text:p>
          </table:table-cell>
          <table:table-cell office:value-type="float" office:value="15354" table:style-name="ce10">
            <text:p>15,35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4956" table:style-name="ce52">
            <text:p>34,956</text:p>
          </table:table-cell>
          <table:table-cell office:value-type="float" office:value="97140" table:style-name="ce49">
            <text:p>97,140</text:p>
          </table:table-cell>
          <table:table-cell office:value-type="float" office:value="48809" table:style-name="ce11">
            <text:p>48,809</text:p>
          </table:table-cell>
          <table:table-cell office:value-type="float" office:value="48331" table:style-name="ce10">
            <text:p>48,33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7592" table:style-name="ce52">
            <text:p>27,592</text:p>
          </table:table-cell>
          <table:table-cell office:value-type="float" office:value="77914" table:style-name="ce49">
            <text:p>77,914</text:p>
          </table:table-cell>
          <table:table-cell office:value-type="float" office:value="39426" table:style-name="ce11">
            <text:p>39,426</text:p>
          </table:table-cell>
          <table:table-cell office:value-type="float" office:value="38488" table:style-name="ce10">
            <text:p>38,48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421" table:style-name="ce52">
            <text:p>4,421</text:p>
          </table:table-cell>
          <table:table-cell office:value-type="float" office:value="12771" table:style-name="ce49">
            <text:p>12,771</text:p>
          </table:table-cell>
          <table:table-cell office:value-type="float" office:value="6904" table:style-name="ce11">
            <text:p>6,904</text:p>
          </table:table-cell>
          <table:table-cell office:value-type="float" office:value="5867" table:style-name="ce10">
            <text:p>5,86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083" table:style-name="ce52">
            <text:p>19,083</text:p>
          </table:table-cell>
          <table:table-cell office:value-type="float" office:value="57269" table:style-name="ce49">
            <text:p>57,269</text:p>
          </table:table-cell>
          <table:table-cell office:value-type="float" office:value="29399" table:style-name="ce11">
            <text:p>29,399</text:p>
          </table:table-cell>
          <table:table-cell office:value-type="float" office:value="27870" table:style-name="ce10">
            <text:p>27,8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724" table:style-name="ce52">
            <text:p>6,724</text:p>
          </table:table-cell>
          <table:table-cell office:value-type="float" office:value="19926" table:style-name="ce49">
            <text:p>19,926</text:p>
          </table:table-cell>
          <table:table-cell office:value-type="float" office:value="10523" table:style-name="ce11">
            <text:p>10,523</text:p>
          </table:table-cell>
          <table:table-cell office:value-type="float" office:value="9403" table:style-name="ce10">
            <text:p>9,40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5835" table:style-name="ce52">
            <text:p>5,835</text:p>
          </table:table-cell>
          <table:table-cell office:value-type="float" office:value="14615" table:style-name="ce49">
            <text:p>14,615</text:p>
          </table:table-cell>
          <table:table-cell office:value-type="float" office:value="7945" table:style-name="ce11">
            <text:p>7,945</text:p>
          </table:table-cell>
          <table:table-cell office:value-type="float" office:value="6670" table:style-name="ce10">
            <text:p>6,6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6" table:style-name="ce52">
            <text:p>3,136</text:p>
          </table:table-cell>
          <table:table-cell office:value-type="float" office:value="9172" table:style-name="ce49">
            <text:p>9,172</text:p>
          </table:table-cell>
          <table:table-cell office:value-type="float" office:value="4987" table:style-name="ce11">
            <text:p>4,987</text:p>
          </table:table-cell>
          <table:table-cell office:value-type="float" office:value="4185" table:style-name="ce10">
            <text:p>4,18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6" table:style-name="ce52">
            <text:p>2,086</text:p>
          </table:table-cell>
          <table:table-cell office:value-type="float" office:value="5467" table:style-name="ce49">
            <text:p>5,467</text:p>
          </table:table-cell>
          <table:table-cell office:value-type="float" office:value="3019" table:style-name="ce11">
            <text:p>3,019</text:p>
          </table:table-cell>
          <table:table-cell office:value-type="float" office:value="2448" table:style-name="ce10">
            <text:p>2,448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14" table:style-name="ce52">
            <text:p>2,914</text:p>
          </table:table-cell>
          <table:table-cell office:value-type="float" office:value="9637" table:style-name="ce49">
            <text:p>9,637</text:p>
          </table:table-cell>
          <table:table-cell office:value-type="float" office:value="5033" table:style-name="ce11">
            <text:p>5,033</text:p>
          </table:table-cell>
          <table:table-cell office:value-type="float" office:value="4604" table:style-name="ce10">
            <text:p>4,60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0" table:style-name="ce53">
            <text:p>1,760</text:p>
          </table:table-cell>
          <table:table-cell office:value-type="float" office:value="4572" table:style-name="ce51">
            <text:p>4,572</text:p>
          </table:table-cell>
          <table:table-cell office:value-type="float" office:value="2474" table:style-name="ce18">
            <text:p>2,474</text:p>
          </table:table-cell>
          <table:table-cell office:value-type="float" office:value="2098" table:style-name="ce17">
            <text:p>2,09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1253" table:style-name="ce71">
            <text:p>191,253</text:p>
          </table:table-cell>
          <table:table-cell office:value-type="float" office:value="545433" table:style-name="ce79">
            <text:p>545,433</text:p>
          </table:table-cell>
          <table:table-cell office:value-type="float" office:value="281239" table:style-name="ce79">
            <text:p>281,239</text:p>
          </table:table-cell>
          <table:table-cell office:value-type="float" office:value="264194" table:style-name="ce73">
            <text:p>264,1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856" table:style-name="ce52">
            <text:p>31,856</text:p>
          </table:table-cell>
          <table:table-cell office:value-type="float" office:value="87960" table:style-name="ce11">
            <text:p>87,960</text:p>
          </table:table-cell>
          <table:table-cell office:value-type="float" office:value="43871" table:style-name="ce11">
            <text:p>43,871</text:p>
          </table:table-cell>
          <table:table-cell office:value-type="float" office:value="44089" table:style-name="ce10">
            <text:p>44,089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6319" table:style-name="ce52">
            <text:p>36,319</text:p>
          </table:table-cell>
          <table:table-cell office:value-type="float" office:value="103806" table:style-name="ce11">
            <text:p>103,806</text:p>
          </table:table-cell>
          <table:table-cell office:value-type="float" office:value="52329" table:style-name="ce11">
            <text:p>52,329</text:p>
          </table:table-cell>
          <table:table-cell office:value-type="float" office:value="51477" table:style-name="ce10">
            <text:p>51,477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872" table:style-name="ce52">
            <text:p>14,872</text:p>
          </table:table-cell>
          <table:table-cell office:value-type="float" office:value="44857" table:style-name="ce11">
            <text:p>44,857</text:p>
          </table:table-cell>
          <table:table-cell office:value-type="float" office:value="23352" table:style-name="ce11">
            <text:p>23,352</text:p>
          </table:table-cell>
          <table:table-cell office:value-type="float" office:value="21505" table:style-name="ce10">
            <text:p>21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41" table:style-name="ce52">
            <text:p>11,541</text:p>
          </table:table-cell>
          <table:table-cell office:value-type="float" office:value="33423" table:style-name="ce11">
            <text:p>33,423</text:p>
          </table:table-cell>
          <table:table-cell office:value-type="float" office:value="17683" table:style-name="ce11">
            <text:p>17,683</text:p>
          </table:table-cell>
          <table:table-cell office:value-type="float" office:value="15740" table:style-name="ce10">
            <text:p>15,7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0576" table:style-name="ce52">
            <text:p>30,576</text:p>
          </table:table-cell>
          <table:table-cell office:value-type="float" office:value="86614" table:style-name="ce11">
            <text:p>86,614</text:p>
          </table:table-cell>
          <table:table-cell office:value-type="float" office:value="43717" table:style-name="ce11">
            <text:p>43,717</text:p>
          </table:table-cell>
          <table:table-cell office:value-type="float" office:value="42897" table:style-name="ce10">
            <text:p>42,8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30" table:style-name="ce52">
            <text:p>12,030</text:p>
          </table:table-cell>
          <table:table-cell office:value-type="float" office:value="35665" table:style-name="ce11">
            <text:p>35,665</text:p>
          </table:table-cell>
          <table:table-cell office:value-type="float" office:value="18911" table:style-name="ce11">
            <text:p>18,911</text:p>
          </table:table-cell>
          <table:table-cell office:value-type="float" office:value="16754" table:style-name="ce10">
            <text:p>16,7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64" table:style-name="ce52">
            <text:p>5,964</text:p>
          </table:table-cell>
          <table:table-cell office:value-type="float" office:value="16439" table:style-name="ce11">
            <text:p>16,439</text:p>
          </table:table-cell>
          <table:table-cell office:value-type="float" office:value="8594" table:style-name="ce11">
            <text:p>8,594</text:p>
          </table:table-cell>
          <table:table-cell office:value-type="float" office:value="7845" table:style-name="ce10">
            <text:p>7,8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21" table:style-name="ce52">
            <text:p>5,321</text:p>
          </table:table-cell>
          <table:table-cell office:value-type="float" office:value="14170" table:style-name="ce11">
            <text:p>14,170</text:p>
          </table:table-cell>
          <table:table-cell office:value-type="float" office:value="7531" table:style-name="ce11">
            <text:p>7,531</text:p>
          </table:table-cell>
          <table:table-cell office:value-type="float" office:value="6639" table:style-name="ce10">
            <text:p>6,6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724" table:style-name="ce52">
            <text:p>10,724</text:p>
          </table:table-cell>
          <table:table-cell office:value-type="float" office:value="32754" table:style-name="ce11">
            <text:p>32,754</text:p>
          </table:table-cell>
          <table:table-cell office:value-type="float" office:value="17094" table:style-name="ce11">
            <text:p>17,094</text:p>
          </table:table-cell>
          <table:table-cell office:value-type="float" office:value="15660" table:style-name="ce10">
            <text:p>15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1" table:style-name="ce52">
            <text:p>6,111</text:p>
          </table:table-cell>
          <table:table-cell office:value-type="float" office:value="17579" table:style-name="ce11">
            <text:p>17,579</text:p>
          </table:table-cell>
          <table:table-cell office:value-type="float" office:value="9336" table:style-name="ce11">
            <text:p>9,336</text:p>
          </table:table-cell>
          <table:table-cell office:value-type="float" office:value="8243" table:style-name="ce10">
            <text:p>8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14" table:style-name="ce52">
            <text:p>3,914</text:p>
          </table:table-cell>
          <table:table-cell office:value-type="float" office:value="9796" table:style-name="ce11">
            <text:p>9,796</text:p>
          </table:table-cell>
          <table:table-cell office:value-type="float" office:value="5377" table:style-name="ce11">
            <text:p>5,377</text:p>
          </table:table-cell>
          <table:table-cell office:value-type="float" office:value="4419" table:style-name="ce10">
            <text:p>4,4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38" table:style-name="ce52">
            <text:p>3,638</text:p>
          </table:table-cell>
          <table:table-cell office:value-type="float" office:value="10455" table:style-name="ce11">
            <text:p>10,455</text:p>
          </table:table-cell>
          <table:table-cell office:value-type="float" office:value="5528" table:style-name="ce11">
            <text:p>5,528</text:p>
          </table:table-cell>
          <table:table-cell office:value-type="float" office:value="4927" table:style-name="ce10">
            <text:p>4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51" table:style-name="ce52">
            <text:p>5,551</text:p>
          </table:table-cell>
          <table:table-cell office:value-type="float" office:value="15957" table:style-name="ce11">
            <text:p>15,957</text:p>
          </table:table-cell>
          <table:table-cell office:value-type="float" office:value="8429" table:style-name="ce11">
            <text:p>8,429</text:p>
          </table:table-cell>
          <table:table-cell office:value-type="float" office:value="7528" table:style-name="ce10">
            <text:p>7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18" table:style-name="ce52">
            <text:p>2,618</text:p>
          </table:table-cell>
          <table:table-cell office:value-type="float" office:value="6860" table:style-name="ce11">
            <text:p>6,860</text:p>
          </table:table-cell>
          <table:table-cell office:value-type="float" office:value="3842" table:style-name="ce11">
            <text:p>3,842</text:p>
          </table:table-cell>
          <table:table-cell office:value-type="float" office:value="3018" table:style-name="ce10">
            <text:p>3,0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1" table:style-name="ce52">
            <text:p>4,141</text:p>
          </table:table-cell>
          <table:table-cell office:value-type="float" office:value="12452" table:style-name="ce11">
            <text:p>12,452</text:p>
          </table:table-cell>
          <table:table-cell office:value-type="float" office:value="6590" table:style-name="ce11">
            <text:p>6,590</text:p>
          </table:table-cell>
          <table:table-cell office:value-type="float" office:value="5862" table:style-name="ce10">
            <text:p>5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72" table:style-name="ce52">
            <text:p>2,372</text:p>
          </table:table-cell>
          <table:table-cell office:value-type="float" office:value="6526" table:style-name="ce11">
            <text:p>6,526</text:p>
          </table:table-cell>
          <table:table-cell office:value-type="float" office:value="3559" table:style-name="ce11">
            <text:p>3,559</text:p>
          </table:table-cell>
          <table:table-cell office:value-type="float" office:value="2967" table:style-name="ce10">
            <text:p>2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2" table:style-name="ce52">
            <text:p>1,722</text:p>
          </table:table-cell>
          <table:table-cell office:value-type="float" office:value="4228" table:style-name="ce11">
            <text:p>4,228</text:p>
          </table:table-cell>
          <table:table-cell office:value-type="float" office:value="2352" table:style-name="ce11">
            <text:p>2,352</text:p>
          </table:table-cell>
          <table:table-cell office:value-type="float" office:value="1876" table:style-name="ce10">
            <text:p>1,87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3" table:style-name="ce53">
            <text:p>1,983</text:p>
          </table:table-cell>
          <table:table-cell office:value-type="float" office:value="5892" table:style-name="ce18">
            <text:p>5,892</text:p>
          </table:table-cell>
          <table:table-cell office:value-type="float" office:value="3144" table:style-name="ce18">
            <text:p>3,144</text:p>
          </table:table-cell>
          <table:table-cell office:value-type="float" office:value="2748" table:style-name="ce17">
            <text:p>2,74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2918" table:style-name="ce71">
            <text:p>392,918</text:p>
          </table:table-cell>
          <table:table-cell office:value-type="float" office:value="1272449" table:style-name="ce79">
            <text:p>1,272,449</text:p>
          </table:table-cell>
          <table:table-cell office:value-type="float" office:value="647205" table:style-name="ce79">
            <text:p>647,205</text:p>
          </table:table-cell>
          <table:table-cell office:value-type="float" office:value="625244" table:style-name="ce73">
            <text:p>625,2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7430" table:style-name="ce52">
            <text:p>77,430</text:p>
          </table:table-cell>
          <table:table-cell office:value-type="float" office:value="232295" table:style-name="ce11">
            <text:p>232,295</text:p>
          </table:table-cell>
          <table:table-cell office:value-type="float" office:value="114372" table:style-name="ce11">
            <text:p>114,372</text:p>
          </table:table-cell>
          <table:table-cell office:value-type="float" office:value="117923" table:style-name="ce10">
            <text:p>117,9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468" table:style-name="ce52">
            <text:p>40,468</text:p>
          </table:table-cell>
          <table:table-cell office:value-type="float" office:value="125071" table:style-name="ce11">
            <text:p>125,071</text:p>
          </table:table-cell>
          <table:table-cell office:value-type="float" office:value="62000" table:style-name="ce11">
            <text:p>62,000</text:p>
          </table:table-cell>
          <table:table-cell office:value-type="float" office:value="63071" table:style-name="ce10">
            <text:p>63,071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020" table:style-name="ce52">
            <text:p>25,020</text:p>
          </table:table-cell>
          <table:table-cell office:value-type="float" office:value="86929" table:style-name="ce11">
            <text:p>86,929</text:p>
          </table:table-cell>
          <table:table-cell office:value-type="float" office:value="44082" table:style-name="ce11">
            <text:p>44,082</text:p>
          </table:table-cell>
          <table:table-cell office:value-type="float" office:value="42847" table:style-name="ce10">
            <text:p>42,84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241" table:style-name="ce52">
            <text:p>27,241</text:p>
          </table:table-cell>
          <table:table-cell office:value-type="float" office:value="90502" table:style-name="ce11">
            <text:p>90,502</text:p>
          </table:table-cell>
          <table:table-cell office:value-type="float" office:value="46002" table:style-name="ce11">
            <text:p>46,002</text:p>
          </table:table-cell>
          <table:table-cell office:value-type="float" office:value="44500" table:style-name="ce10">
            <text:p>44,5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897" table:style-name="ce52">
            <text:p>10,897</text:p>
          </table:table-cell>
          <table:table-cell office:value-type="float" office:value="33330" table:style-name="ce11">
            <text:p>33,330</text:p>
          </table:table-cell>
          <table:table-cell office:value-type="float" office:value="16793" table:style-name="ce11">
            <text:p>16,793</text:p>
          </table:table-cell>
          <table:table-cell office:value-type="float" office:value="16537" table:style-name="ce10">
            <text:p>16,5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561" table:style-name="ce52">
            <text:p>16,561</text:p>
          </table:table-cell>
          <table:table-cell office:value-type="float" office:value="55165" table:style-name="ce11">
            <text:p>55,165</text:p>
          </table:table-cell>
          <table:table-cell office:value-type="float" office:value="27864" table:style-name="ce11">
            <text:p>27,864</text:p>
          </table:table-cell>
          <table:table-cell office:value-type="float" office:value="27301" table:style-name="ce10">
            <text:p>27,3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01" table:style-name="ce52">
            <text:p>13,301</text:p>
          </table:table-cell>
          <table:table-cell office:value-type="float" office:value="41225" table:style-name="ce11">
            <text:p>41,225</text:p>
          </table:table-cell>
          <table:table-cell office:value-type="float" office:value="21140" table:style-name="ce11">
            <text:p>21,140</text:p>
          </table:table-cell>
          <table:table-cell office:value-type="float" office:value="20085" table:style-name="ce10">
            <text:p>20,08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166" table:style-name="ce52">
            <text:p>15,166</text:p>
          </table:table-cell>
          <table:table-cell office:value-type="float" office:value="50014" table:style-name="ce11">
            <text:p>50,014</text:p>
          </table:table-cell>
          <table:table-cell office:value-type="float" office:value="25724" table:style-name="ce11">
            <text:p>25,724</text:p>
          </table:table-cell>
          <table:table-cell office:value-type="float" office:value="24290" table:style-name="ce10">
            <text:p>24,2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480" table:style-name="ce52">
            <text:p>4,480</text:p>
          </table:table-cell>
          <table:table-cell office:value-type="float" office:value="16715" table:style-name="ce11">
            <text:p>16,715</text:p>
          </table:table-cell>
          <table:table-cell office:value-type="float" office:value="8596" table:style-name="ce11">
            <text:p>8,596</text:p>
          </table:table-cell>
          <table:table-cell office:value-type="float" office:value="8119" table:style-name="ce10">
            <text:p>8,1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369" table:style-name="ce52">
            <text:p>10,369</text:p>
          </table:table-cell>
          <table:table-cell office:value-type="float" office:value="37501" table:style-name="ce11">
            <text:p>37,501</text:p>
          </table:table-cell>
          <table:table-cell office:value-type="float" office:value="19049" table:style-name="ce11">
            <text:p>19,049</text:p>
          </table:table-cell>
          <table:table-cell office:value-type="float" office:value="18452" table:style-name="ce10">
            <text:p>18,4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108" table:style-name="ce52">
            <text:p>13,108</text:p>
          </table:table-cell>
          <table:table-cell office:value-type="float" office:value="46707" table:style-name="ce11">
            <text:p>46,707</text:p>
          </table:table-cell>
          <table:table-cell office:value-type="float" office:value="24324" table:style-name="ce11">
            <text:p>24,324</text:p>
          </table:table-cell>
          <table:table-cell office:value-type="float" office:value="22383" table:style-name="ce10">
            <text:p>22,3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972" table:style-name="ce52">
            <text:p>10,972</text:p>
          </table:table-cell>
          <table:table-cell office:value-type="float" office:value="39078" table:style-name="ce11">
            <text:p>39,078</text:p>
          </table:table-cell>
          <table:table-cell office:value-type="float" office:value="20153" table:style-name="ce11">
            <text:p>20,153</text:p>
          </table:table-cell>
          <table:table-cell office:value-type="float" office:value="18925" table:style-name="ce10">
            <text:p>18,9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276" table:style-name="ce52">
            <text:p>14,276</text:p>
          </table:table-cell>
          <table:table-cell office:value-type="float" office:value="45514" table:style-name="ce11">
            <text:p>45,514</text:p>
          </table:table-cell>
          <table:table-cell office:value-type="float" office:value="23369" table:style-name="ce11">
            <text:p>23,369</text:p>
          </table:table-cell>
          <table:table-cell office:value-type="float" office:value="22145" table:style-name="ce10">
            <text:p>22,1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6" table:style-name="ce52">
            <text:p>6,826</text:p>
          </table:table-cell>
          <table:table-cell office:value-type="float" office:value="23372" table:style-name="ce11">
            <text:p>23,372</text:p>
          </table:table-cell>
          <table:table-cell office:value-type="float" office:value="12280" table:style-name="ce11">
            <text:p>12,280</text:p>
          </table:table-cell>
          <table:table-cell office:value-type="float" office:value="11092" table:style-name="ce10">
            <text:p>11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353" table:style-name="ce52">
            <text:p>11,353</text:p>
          </table:table-cell>
          <table:table-cell office:value-type="float" office:value="37108" table:style-name="ce11">
            <text:p>37,108</text:p>
          </table:table-cell>
          <table:table-cell office:value-type="float" office:value="19118" table:style-name="ce11">
            <text:p>19,118</text:p>
          </table:table-cell>
          <table:table-cell office:value-type="float" office:value="17990" table:style-name="ce10">
            <text:p>17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169" table:style-name="ce52">
            <text:p>9,169</text:p>
          </table:table-cell>
          <table:table-cell office:value-type="float" office:value="32160" table:style-name="ce11">
            <text:p>32,160</text:p>
          </table:table-cell>
          <table:table-cell office:value-type="float" office:value="16902" table:style-name="ce11">
            <text:p>16,902</text:p>
          </table:table-cell>
          <table:table-cell office:value-type="float" office:value="15258" table:style-name="ce10">
            <text:p>15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887" table:style-name="ce52">
            <text:p>10,887</text:p>
          </table:table-cell>
          <table:table-cell office:value-type="float" office:value="34740" table:style-name="ce11">
            <text:p>34,740</text:p>
          </table:table-cell>
          <table:table-cell office:value-type="float" office:value="17835" table:style-name="ce11">
            <text:p>17,835</text:p>
          </table:table-cell>
          <table:table-cell office:value-type="float" office:value="16905" table:style-name="ce10">
            <text:p>16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98" table:style-name="ce52">
            <text:p>10,998</text:p>
          </table:table-cell>
          <table:table-cell office:value-type="float" office:value="36595" table:style-name="ce11">
            <text:p>36,595</text:p>
          </table:table-cell>
          <table:table-cell office:value-type="float" office:value="18919" table:style-name="ce11">
            <text:p>18,919</text:p>
          </table:table-cell>
          <table:table-cell office:value-type="float" office:value="17676" table:style-name="ce10">
            <text:p>17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032" table:style-name="ce52">
            <text:p>13,032</text:p>
          </table:table-cell>
          <table:table-cell office:value-type="float" office:value="42563" table:style-name="ce11">
            <text:p>42,563</text:p>
          </table:table-cell>
          <table:table-cell office:value-type="float" office:value="21863" table:style-name="ce11">
            <text:p>21,863</text:p>
          </table:table-cell>
          <table:table-cell office:value-type="float" office:value="20700" table:style-name="ce10">
            <text:p>20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4" table:style-name="ce52">
            <text:p>5,294</text:p>
          </table:table-cell>
          <table:table-cell office:value-type="float" office:value="14823" table:style-name="ce11">
            <text:p>14,823</text:p>
          </table:table-cell>
          <table:table-cell office:value-type="float" office:value="7818" table:style-name="ce11">
            <text:p>7,818</text:p>
          </table:table-cell>
          <table:table-cell office:value-type="float" office:value="7005" table:style-name="ce10">
            <text:p>7,0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015" table:style-name="ce52">
            <text:p>8,015</text:p>
          </table:table-cell>
          <table:table-cell office:value-type="float" office:value="26973" table:style-name="ce11">
            <text:p>26,973</text:p>
          </table:table-cell>
          <table:table-cell office:value-type="float" office:value="13915" table:style-name="ce11">
            <text:p>13,915</text:p>
          </table:table-cell>
          <table:table-cell office:value-type="float" office:value="13058" table:style-name="ce10">
            <text:p>13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19" table:style-name="ce52">
            <text:p>9,119</text:p>
          </table:table-cell>
          <table:table-cell office:value-type="float" office:value="30388" table:style-name="ce11">
            <text:p>30,388</text:p>
          </table:table-cell>
          <table:table-cell office:value-type="float" office:value="15682" table:style-name="ce11">
            <text:p>15,682</text:p>
          </table:table-cell>
          <table:table-cell office:value-type="float" office:value="14706" table:style-name="ce10">
            <text:p>14,7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6" table:style-name="ce52">
            <text:p>10,136</text:p>
          </table:table-cell>
          <table:table-cell office:value-type="float" office:value="33046" table:style-name="ce11">
            <text:p>33,046</text:p>
          </table:table-cell>
          <table:table-cell office:value-type="float" office:value="17439" table:style-name="ce11">
            <text:p>17,439</text:p>
          </table:table-cell>
          <table:table-cell office:value-type="float" office:value="15607" table:style-name="ce10">
            <text:p>15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05" table:style-name="ce52">
            <text:p>5,205</text:p>
          </table:table-cell>
          <table:table-cell office:value-type="float" office:value="16345" table:style-name="ce11">
            <text:p>16,345</text:p>
          </table:table-cell>
          <table:table-cell office:value-type="float" office:value="8815" table:style-name="ce11">
            <text:p>8,815</text:p>
          </table:table-cell>
          <table:table-cell office:value-type="float" office:value="7530" table:style-name="ce10">
            <text:p>7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88" table:style-name="ce52">
            <text:p>4,588</text:p>
          </table:table-cell>
          <table:table-cell office:value-type="float" office:value="14920" table:style-name="ce11">
            <text:p>14,920</text:p>
          </table:table-cell>
          <table:table-cell office:value-type="float" office:value="7805" table:style-name="ce11">
            <text:p>7,805</text:p>
          </table:table-cell>
          <table:table-cell office:value-type="float" office:value="7115" table:style-name="ce10">
            <text:p>7,11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07" table:style-name="ce53">
            <text:p>9,007</text:p>
          </table:table-cell>
          <table:table-cell office:value-type="float" office:value="29370" table:style-name="ce18">
            <text:p>29,370</text:p>
          </table:table-cell>
          <table:table-cell office:value-type="float" office:value="15346" table:style-name="ce18">
            <text:p>15,346</text:p>
          </table:table-cell>
          <table:table-cell office:value-type="float" office:value="14024" table:style-name="ce17">
            <text:p>14,024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8983" table:style-name="ce71">
            <text:p>178,983</text:p>
          </table:table-cell>
          <table:table-cell office:value-type="float" office:value="493984" table:style-name="ce79">
            <text:p>493,984</text:p>
          </table:table-cell>
          <table:table-cell office:value-type="float" office:value="252644" table:style-name="ce79">
            <text:p>252,644</text:p>
          </table:table-cell>
          <table:table-cell office:value-type="float" office:value="241340" table:style-name="ce73">
            <text:p>241,3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198" table:style-name="ce52">
            <text:p>35,198</text:p>
          </table:table-cell>
          <table:table-cell office:value-type="float" office:value="99224" table:style-name="ce11">
            <text:p>99,224</text:p>
          </table:table-cell>
          <table:table-cell office:value-type="float" office:value="49604" table:style-name="ce11">
            <text:p>49,604</text:p>
          </table:table-cell>
          <table:table-cell office:value-type="float" office:value="49620" table:style-name="ce10">
            <text:p>49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8997" table:style-name="ce52">
            <text:p>28,997</text:p>
          </table:table-cell>
          <table:table-cell office:value-type="float" office:value="79737" table:style-name="ce11">
            <text:p>79,737</text:p>
          </table:table-cell>
          <table:table-cell office:value-type="float" office:value="39639" table:style-name="ce11">
            <text:p>39,639</text:p>
          </table:table-cell>
          <table:table-cell office:value-type="float" office:value="40098" table:style-name="ce10">
            <text:p>40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817" table:style-name="ce52">
            <text:p>33,817</text:p>
          </table:table-cell>
          <table:table-cell office:value-type="float" office:value="97612" table:style-name="ce11">
            <text:p>97,612</text:p>
          </table:table-cell>
          <table:table-cell office:value-type="float" office:value="49267" table:style-name="ce11">
            <text:p>49,267</text:p>
          </table:table-cell>
          <table:table-cell office:value-type="float" office:value="48345" table:style-name="ce10">
            <text:p>48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99" table:style-name="ce52">
            <text:p>20,199</text:p>
          </table:table-cell>
          <table:table-cell office:value-type="float" office:value="53920" table:style-name="ce11">
            <text:p>53,920</text:p>
          </table:table-cell>
          <table:table-cell office:value-type="float" office:value="27570" table:style-name="ce11">
            <text:p>27,570</text:p>
          </table:table-cell>
          <table:table-cell office:value-type="float" office:value="26350" table:style-name="ce10">
            <text:p>26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69" table:style-name="ce52">
            <text:p>4,269</text:p>
          </table:table-cell>
          <table:table-cell office:value-type="float" office:value="10605" table:style-name="ce11">
            <text:p>10,605</text:p>
          </table:table-cell>
          <table:table-cell office:value-type="float" office:value="5547" table:style-name="ce11">
            <text:p>5,547</text:p>
          </table:table-cell>
          <table:table-cell office:value-type="float" office:value="5058" table:style-name="ce10">
            <text:p>5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20" table:style-name="ce52">
            <text:p>12,620</text:p>
          </table:table-cell>
          <table:table-cell office:value-type="float" office:value="37927" table:style-name="ce11">
            <text:p>37,927</text:p>
          </table:table-cell>
          <table:table-cell office:value-type="float" office:value="19979" table:style-name="ce11">
            <text:p>19,979</text:p>
          </table:table-cell>
          <table:table-cell office:value-type="float" office:value="17948" table:style-name="ce10">
            <text:p>17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47" table:style-name="ce52">
            <text:p>8,047</text:p>
          </table:table-cell>
          <table:table-cell office:value-type="float" office:value="17477" table:style-name="ce11">
            <text:p>17,477</text:p>
          </table:table-cell>
          <table:table-cell office:value-type="float" office:value="9337" table:style-name="ce11">
            <text:p>9,337</text:p>
          </table:table-cell>
          <table:table-cell office:value-type="float" office:value="8140" table:style-name="ce10">
            <text:p>8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90" table:style-name="ce52">
            <text:p>5,590</text:p>
          </table:table-cell>
          <table:table-cell office:value-type="float" office:value="14513" table:style-name="ce11">
            <text:p>14,513</text:p>
          </table:table-cell>
          <table:table-cell office:value-type="float" office:value="7872" table:style-name="ce11">
            <text:p>7,872</text:p>
          </table:table-cell>
          <table:table-cell office:value-type="float" office:value="6641" table:style-name="ce10">
            <text:p>6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4" table:style-name="ce52">
            <text:p>5,764</text:p>
          </table:table-cell>
          <table:table-cell office:value-type="float" office:value="15624" table:style-name="ce11">
            <text:p>15,624</text:p>
          </table:table-cell>
          <table:table-cell office:value-type="float" office:value="8224" table:style-name="ce11">
            <text:p>8,224</text:p>
          </table:table-cell>
          <table:table-cell office:value-type="float" office:value="7400" table:style-name="ce10">
            <text:p>7,4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45" table:style-name="ce52">
            <text:p>7,245</text:p>
          </table:table-cell>
          <table:table-cell office:value-type="float" office:value="18208" table:style-name="ce11">
            <text:p>18,208</text:p>
          </table:table-cell>
          <table:table-cell office:value-type="float" office:value="9824" table:style-name="ce11">
            <text:p>9,824</text:p>
          </table:table-cell>
          <table:table-cell office:value-type="float" office:value="8384" table:style-name="ce10">
            <text:p>8,3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88" table:style-name="ce52">
            <text:p>7,088</text:p>
          </table:table-cell>
          <table:table-cell office:value-type="float" office:value="17241" table:style-name="ce11">
            <text:p>17,241</text:p>
          </table:table-cell>
          <table:table-cell office:value-type="float" office:value="9035" table:style-name="ce11">
            <text:p>9,035</text:p>
          </table:table-cell>
          <table:table-cell office:value-type="float" office:value="8206" table:style-name="ce10">
            <text:p>8,2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4" table:style-name="ce52">
            <text:p>5,274</text:p>
          </table:table-cell>
          <table:table-cell office:value-type="float" office:value="15986" table:style-name="ce11">
            <text:p>15,986</text:p>
          </table:table-cell>
          <table:table-cell office:value-type="float" office:value="8569" table:style-name="ce11">
            <text:p>8,569</text:p>
          </table:table-cell>
          <table:table-cell office:value-type="float" office:value="7417" table:style-name="ce10">
            <text:p>7,41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75" table:style-name="ce53">
            <text:p>4,875</text:p>
          </table:table-cell>
          <table:table-cell office:value-type="float" office:value="15910" table:style-name="ce18">
            <text:p>15,910</text:p>
          </table:table-cell>
          <table:table-cell office:value-type="float" office:value="8177" table:style-name="ce18">
            <text:p>8,177</text:p>
          </table:table-cell>
          <table:table-cell office:value-type="float" office:value="7733" table:style-name="ce17">
            <text:p>7,733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2014" table:style-name="ce71">
            <text:p>242,014</text:p>
          </table:table-cell>
          <table:table-cell office:value-type="float" office:value="680963" table:style-name="ce79">
            <text:p>680,963</text:p>
          </table:table-cell>
          <table:table-cell office:value-type="float" office:value="352602" table:style-name="ce79">
            <text:p>352,602</text:p>
          </table:table-cell>
          <table:table-cell office:value-type="float" office:value="328361" table:style-name="ce73">
            <text:p>328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926" table:style-name="ce52">
            <text:p>38,926</text:p>
          </table:table-cell>
          <table:table-cell office:value-type="float" office:value="108634" table:style-name="ce11">
            <text:p>108,634</text:p>
          </table:table-cell>
          <table:table-cell office:value-type="float" office:value="53925" table:style-name="ce11">
            <text:p>53,925</text:p>
          </table:table-cell>
          <table:table-cell office:value-type="float" office:value="54709" table:style-name="ce10">
            <text:p>54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985" table:style-name="ce52">
            <text:p>15,985</text:p>
          </table:table-cell>
          <table:table-cell office:value-type="float" office:value="44301" table:style-name="ce11">
            <text:p>44,301</text:p>
          </table:table-cell>
          <table:table-cell office:value-type="float" office:value="22486" table:style-name="ce11">
            <text:p>22,486</text:p>
          </table:table-cell>
          <table:table-cell office:value-type="float" office:value="21815" table:style-name="ce10">
            <text:p>21,8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578" table:style-name="ce52">
            <text:p>25,578</text:p>
          </table:table-cell>
          <table:table-cell office:value-type="float" office:value="70999" table:style-name="ce11">
            <text:p>70,999</text:p>
          </table:table-cell>
          <table:table-cell office:value-type="float" office:value="35908" table:style-name="ce11">
            <text:p>35,908</text:p>
          </table:table-cell>
          <table:table-cell office:value-type="float" office:value="35091" table:style-name="ce10">
            <text:p>35,0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893" table:style-name="ce52">
            <text:p>14,893</text:p>
          </table:table-cell>
          <table:table-cell office:value-type="float" office:value="45693" table:style-name="ce11">
            <text:p>45,693</text:p>
          </table:table-cell>
          <table:table-cell office:value-type="float" office:value="23017" table:style-name="ce11">
            <text:p>23,017</text:p>
          </table:table-cell>
          <table:table-cell office:value-type="float" office:value="22676" table:style-name="ce10">
            <text:p>22,6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04" table:style-name="ce52">
            <text:p>9,504</text:p>
          </table:table-cell>
          <table:table-cell office:value-type="float" office:value="28505" table:style-name="ce11">
            <text:p>28,505</text:p>
          </table:table-cell>
          <table:table-cell office:value-type="float" office:value="14846" table:style-name="ce11">
            <text:p>14,846</text:p>
          </table:table-cell>
          <table:table-cell office:value-type="float" office:value="13659" table:style-name="ce10">
            <text:p>13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023" table:style-name="ce52">
            <text:p>16,023</text:p>
          </table:table-cell>
          <table:table-cell office:value-type="float" office:value="39363" table:style-name="ce11">
            <text:p>39,363</text:p>
          </table:table-cell>
          <table:table-cell office:value-type="float" office:value="20341" table:style-name="ce11">
            <text:p>20,341</text:p>
          </table:table-cell>
          <table:table-cell office:value-type="float" office:value="19022" table:style-name="ce10">
            <text:p>19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157" table:style-name="ce52">
            <text:p>11,157</text:p>
          </table:table-cell>
          <table:table-cell office:value-type="float" office:value="31179" table:style-name="ce11">
            <text:p>31,179</text:p>
          </table:table-cell>
          <table:table-cell office:value-type="float" office:value="16435" table:style-name="ce11">
            <text:p>16,435</text:p>
          </table:table-cell>
          <table:table-cell office:value-type="float" office:value="14744" table:style-name="ce10">
            <text:p>14,7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22" table:style-name="ce52">
            <text:p>6,622</text:p>
          </table:table-cell>
          <table:table-cell office:value-type="float" office:value="18781" table:style-name="ce11">
            <text:p>18,781</text:p>
          </table:table-cell>
          <table:table-cell office:value-type="float" office:value="10030" table:style-name="ce11">
            <text:p>10,030</text:p>
          </table:table-cell>
          <table:table-cell office:value-type="float" office:value="8751" table:style-name="ce10">
            <text:p>8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98" table:style-name="ce52">
            <text:p>9,398</text:p>
          </table:table-cell>
          <table:table-cell office:value-type="float" office:value="28525" table:style-name="ce11">
            <text:p>28,525</text:p>
          </table:table-cell>
          <table:table-cell office:value-type="float" office:value="14891" table:style-name="ce11">
            <text:p>14,891</text:p>
          </table:table-cell>
          <table:table-cell office:value-type="float" office:value="13634" table:style-name="ce10">
            <text:p>13,6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28" table:style-name="ce52">
            <text:p>6,028</text:p>
          </table:table-cell>
          <table:table-cell office:value-type="float" office:value="17755" table:style-name="ce11">
            <text:p>17,755</text:p>
          </table:table-cell>
          <table:table-cell office:value-type="float" office:value="9284" table:style-name="ce11">
            <text:p>9,284</text:p>
          </table:table-cell>
          <table:table-cell office:value-type="float" office:value="8471" table:style-name="ce10">
            <text:p>8,4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3" table:style-name="ce52">
            <text:p>8,923</text:p>
          </table:table-cell>
          <table:table-cell office:value-type="float" office:value="26348" table:style-name="ce11">
            <text:p>26,348</text:p>
          </table:table-cell>
          <table:table-cell office:value-type="float" office:value="14093" table:style-name="ce11">
            <text:p>14,093</text:p>
          </table:table-cell>
          <table:table-cell office:value-type="float" office:value="12255" table:style-name="ce10">
            <text:p>12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11" table:style-name="ce52">
            <text:p>8,511</text:p>
          </table:table-cell>
          <table:table-cell office:value-type="float" office:value="24017" table:style-name="ce11">
            <text:p>24,017</text:p>
          </table:table-cell>
          <table:table-cell office:value-type="float" office:value="12686" table:style-name="ce11">
            <text:p>12,686</text:p>
          </table:table-cell>
          <table:table-cell office:value-type="float" office:value="11331" table:style-name="ce10">
            <text:p>11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873" table:style-name="ce52">
            <text:p>14,873</text:p>
          </table:table-cell>
          <table:table-cell office:value-type="float" office:value="47253" table:style-name="ce11">
            <text:p>47,253</text:p>
          </table:table-cell>
          <table:table-cell office:value-type="float" office:value="23546" table:style-name="ce11">
            <text:p>23,546</text:p>
          </table:table-cell>
          <table:table-cell office:value-type="float" office:value="23707" table:style-name="ce10">
            <text:p>23,7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687" table:style-name="ce52">
            <text:p>5,687</text:p>
          </table:table-cell>
          <table:table-cell office:value-type="float" office:value="14407" table:style-name="ce11">
            <text:p>14,407</text:p>
          </table:table-cell>
          <table:table-cell office:value-type="float" office:value="7990" table:style-name="ce11">
            <text:p>7,990</text:p>
          </table:table-cell>
          <table:table-cell office:value-type="float" office:value="6417" table:style-name="ce10">
            <text:p>6,4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15" table:style-name="ce52">
            <text:p>4,415</text:p>
          </table:table-cell>
          <table:table-cell office:value-type="float" office:value="12664" table:style-name="ce11">
            <text:p>12,664</text:p>
          </table:table-cell>
          <table:table-cell office:value-type="float" office:value="6817" table:style-name="ce11">
            <text:p>6,817</text:p>
          </table:table-cell>
          <table:table-cell office:value-type="float" office:value="5847" table:style-name="ce10">
            <text:p>5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83" table:style-name="ce52">
            <text:p>8,583</text:p>
          </table:table-cell>
          <table:table-cell office:value-type="float" office:value="23268" table:style-name="ce11">
            <text:p>23,268</text:p>
          </table:table-cell>
          <table:table-cell office:value-type="float" office:value="12492" table:style-name="ce11">
            <text:p>12,492</text:p>
          </table:table-cell>
          <table:table-cell office:value-type="float" office:value="10776" table:style-name="ce10">
            <text:p>10,7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69" table:style-name="ce52">
            <text:p>9,169</text:p>
          </table:table-cell>
          <table:table-cell office:value-type="float" office:value="25080" table:style-name="ce11">
            <text:p>25,080</text:p>
          </table:table-cell>
          <table:table-cell office:value-type="float" office:value="13755" table:style-name="ce11">
            <text:p>13,755</text:p>
          </table:table-cell>
          <table:table-cell office:value-type="float" office:value="11325" table:style-name="ce10">
            <text:p>11,3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34" table:style-name="ce52">
            <text:p>8,634</text:p>
          </table:table-cell>
          <table:table-cell office:value-type="float" office:value="22703" table:style-name="ce11">
            <text:p>22,703</text:p>
          </table:table-cell>
          <table:table-cell office:value-type="float" office:value="12334" table:style-name="ce11">
            <text:p>12,334</text:p>
          </table:table-cell>
          <table:table-cell office:value-type="float" office:value="10369" table:style-name="ce10">
            <text:p>10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81" table:style-name="ce52">
            <text:p>9,381</text:p>
          </table:table-cell>
          <table:table-cell office:value-type="float" office:value="26805" table:style-name="ce11">
            <text:p>26,805</text:p>
          </table:table-cell>
          <table:table-cell office:value-type="float" office:value="14285" table:style-name="ce11">
            <text:p>14,285</text:p>
          </table:table-cell>
          <table:table-cell office:value-type="float" office:value="12520" table:style-name="ce10">
            <text:p>12,52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724" table:style-name="ce53">
            <text:p>9,724</text:p>
          </table:table-cell>
          <table:table-cell office:value-type="float" office:value="24683" table:style-name="ce18">
            <text:p>24,683</text:p>
          </table:table-cell>
          <table:table-cell office:value-type="float" office:value="13441" table:style-name="ce18">
            <text:p>13,441</text:p>
          </table:table-cell>
          <table:table-cell office:value-type="float" office:value="11242" table:style-name="ce17">
            <text:p>11,24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3663" table:style-name="ce71">
            <text:p>183,663</text:p>
          </table:table-cell>
          <table:table-cell office:value-type="float" office:value="502718" table:style-name="ce79">
            <text:p>502,718</text:p>
          </table:table-cell>
          <table:table-cell office:value-type="float" office:value="261003" table:style-name="ce79">
            <text:p>261,003</text:p>
          </table:table-cell>
          <table:table-cell office:value-type="float" office:value="241715" table:style-name="ce73">
            <text:p>241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465" table:style-name="ce52">
            <text:p>13,465</text:p>
          </table:table-cell>
          <table:table-cell office:value-type="float" office:value="38307" table:style-name="ce11">
            <text:p>38,307</text:p>
          </table:table-cell>
          <table:table-cell office:value-type="float" office:value="19598" table:style-name="ce11">
            <text:p>19,598</text:p>
          </table:table-cell>
          <table:table-cell office:value-type="float" office:value="18709" table:style-name="ce10">
            <text:p>18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792" table:style-name="ce52">
            <text:p>15,792</text:p>
          </table:table-cell>
          <table:table-cell office:value-type="float" office:value="41821" table:style-name="ce11">
            <text:p>41,821</text:p>
          </table:table-cell>
          <table:table-cell office:value-type="float" office:value="21131" table:style-name="ce11">
            <text:p>21,131</text:p>
          </table:table-cell>
          <table:table-cell office:value-type="float" office:value="20690" table:style-name="ce10">
            <text:p>20,6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2" table:style-name="ce52">
            <text:p>9,852</text:p>
          </table:table-cell>
          <table:table-cell office:value-type="float" office:value="26354" table:style-name="ce11">
            <text:p>26,354</text:p>
          </table:table-cell>
          <table:table-cell office:value-type="float" office:value="13458" table:style-name="ce11">
            <text:p>13,458</text:p>
          </table:table-cell>
          <table:table-cell office:value-type="float" office:value="12896" table:style-name="ce10">
            <text:p>12,8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9" table:style-name="ce52">
            <text:p>11,419</text:p>
          </table:table-cell>
          <table:table-cell office:value-type="float" office:value="30634" table:style-name="ce11">
            <text:p>30,634</text:p>
          </table:table-cell>
          <table:table-cell office:value-type="float" office:value="15628" table:style-name="ce11">
            <text:p>15,628</text:p>
          </table:table-cell>
          <table:table-cell office:value-type="float" office:value="15006" table:style-name="ce10">
            <text:p>15,0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362" table:style-name="ce52">
            <text:p>25,362</text:p>
          </table:table-cell>
          <table:table-cell office:value-type="float" office:value="71361" table:style-name="ce11">
            <text:p>71,361</text:p>
          </table:table-cell>
          <table:table-cell office:value-type="float" office:value="36477" table:style-name="ce11">
            <text:p>36,477</text:p>
          </table:table-cell>
          <table:table-cell office:value-type="float" office:value="34884" table:style-name="ce10">
            <text:p>34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80" table:style-name="ce52">
            <text:p>5,280</text:p>
          </table:table-cell>
          <table:table-cell office:value-type="float" office:value="14292" table:style-name="ce11">
            <text:p>14,292</text:p>
          </table:table-cell>
          <table:table-cell office:value-type="float" office:value="7619" table:style-name="ce11">
            <text:p>7,619</text:p>
          </table:table-cell>
          <table:table-cell office:value-type="float" office:value="6673" table:style-name="ce10">
            <text:p>6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719" table:style-name="ce52">
            <text:p>10,719</text:p>
          </table:table-cell>
          <table:table-cell office:value-type="float" office:value="31397" table:style-name="ce11">
            <text:p>31,397</text:p>
          </table:table-cell>
          <table:table-cell office:value-type="float" office:value="16560" table:style-name="ce11">
            <text:p>16,560</text:p>
          </table:table-cell>
          <table:table-cell office:value-type="float" office:value="14837" table:style-name="ce10">
            <text:p>14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77" table:style-name="ce52">
            <text:p>8,777</text:p>
          </table:table-cell>
          <table:table-cell office:value-type="float" office:value="22500" table:style-name="ce11">
            <text:p>22,500</text:p>
          </table:table-cell>
          <table:table-cell office:value-type="float" office:value="11893" table:style-name="ce11">
            <text:p>11,893</text:p>
          </table:table-cell>
          <table:table-cell office:value-type="float" office:value="10607" table:style-name="ce10">
            <text:p>10,6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52" table:style-name="ce52">
            <text:p>9,152</text:p>
          </table:table-cell>
          <table:table-cell office:value-type="float" office:value="24154" table:style-name="ce11">
            <text:p>24,154</text:p>
          </table:table-cell>
          <table:table-cell office:value-type="float" office:value="12772" table:style-name="ce11">
            <text:p>12,772</text:p>
          </table:table-cell>
          <table:table-cell office:value-type="float" office:value="11382" table:style-name="ce10">
            <text:p>11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3" table:style-name="ce52">
            <text:p>7,263</text:p>
          </table:table-cell>
          <table:table-cell office:value-type="float" office:value="17832" table:style-name="ce11">
            <text:p>17,832</text:p>
          </table:table-cell>
          <table:table-cell office:value-type="float" office:value="9295" table:style-name="ce11">
            <text:p>9,295</text:p>
          </table:table-cell>
          <table:table-cell office:value-type="float" office:value="8537" table:style-name="ce10">
            <text:p>8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46" table:style-name="ce52">
            <text:p>5,746</text:p>
          </table:table-cell>
          <table:table-cell office:value-type="float" office:value="15099" table:style-name="ce11">
            <text:p>15,099</text:p>
          </table:table-cell>
          <table:table-cell office:value-type="float" office:value="8117" table:style-name="ce11">
            <text:p>8,117</text:p>
          </table:table-cell>
          <table:table-cell office:value-type="float" office:value="6982" table:style-name="ce10">
            <text:p>6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299" table:style-name="ce52">
            <text:p>18,299</text:p>
          </table:table-cell>
          <table:table-cell office:value-type="float" office:value="49167" table:style-name="ce11">
            <text:p>49,167</text:p>
          </table:table-cell>
          <table:table-cell office:value-type="float" office:value="25357" table:style-name="ce11">
            <text:p>25,357</text:p>
          </table:table-cell>
          <table:table-cell office:value-type="float" office:value="23810" table:style-name="ce10">
            <text:p>23,8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096" table:style-name="ce52">
            <text:p>16,096</text:p>
          </table:table-cell>
          <table:table-cell office:value-type="float" office:value="44314" table:style-name="ce11">
            <text:p>44,314</text:p>
          </table:table-cell>
          <table:table-cell office:value-type="float" office:value="23011" table:style-name="ce11">
            <text:p>23,011</text:p>
          </table:table-cell>
          <table:table-cell office:value-type="float" office:value="21303" table:style-name="ce10">
            <text:p>21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690" table:style-name="ce52">
            <text:p>11,690</text:p>
          </table:table-cell>
          <table:table-cell office:value-type="float" office:value="35167" table:style-name="ce11">
            <text:p>35,167</text:p>
          </table:table-cell>
          <table:table-cell office:value-type="float" office:value="18720" table:style-name="ce11">
            <text:p>18,720</text:p>
          </table:table-cell>
          <table:table-cell office:value-type="float" office:value="16447" table:style-name="ce10">
            <text:p>16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4" table:style-name="ce52">
            <text:p>6,744</text:p>
          </table:table-cell>
          <table:table-cell office:value-type="float" office:value="18933" table:style-name="ce11">
            <text:p>18,933</text:p>
          </table:table-cell>
          <table:table-cell office:value-type="float" office:value="10048" table:style-name="ce11">
            <text:p>10,048</text:p>
          </table:table-cell>
          <table:table-cell office:value-type="float" office:value="8885" table:style-name="ce10">
            <text:p>8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11" table:style-name="ce52">
            <text:p>4,211</text:p>
          </table:table-cell>
          <table:table-cell office:value-type="float" office:value="11249" table:style-name="ce11">
            <text:p>11,249</text:p>
          </table:table-cell>
          <table:table-cell office:value-type="float" office:value="6062" table:style-name="ce11">
            <text:p>6,062</text:p>
          </table:table-cell>
          <table:table-cell office:value-type="float" office:value="5187" table:style-name="ce10">
            <text:p>5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21" table:style-name="ce52">
            <text:p>1,921</text:p>
          </table:table-cell>
          <table:table-cell office:value-type="float" office:value="4590" table:style-name="ce11">
            <text:p>4,590</text:p>
          </table:table-cell>
          <table:table-cell office:value-type="float" office:value="2351" table:style-name="ce11">
            <text:p>2,351</text:p>
          </table:table-cell>
          <table:table-cell office:value-type="float" office:value="2239" table:style-name="ce10">
            <text:p>2,23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75" table:style-name="ce53">
            <text:p>1,875</text:p>
          </table:table-cell>
          <table:table-cell office:value-type="float" office:value="5547" table:style-name="ce18">
            <text:p>5,547</text:p>
          </table:table-cell>
          <table:table-cell office:value-type="float" office:value="2906" table:style-name="ce18">
            <text:p>2,906</text:p>
          </table:table-cell>
          <table:table-cell office:value-type="float" office:value="2641" table:style-name="ce17">
            <text:p>2,641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89871" table:style-name="ce71">
            <text:p>289,871</text:p>
          </table:table-cell>
          <table:table-cell office:value-type="float" office:value="818493" table:style-name="ce79">
            <text:p>818,493</text:p>
          </table:table-cell>
          <table:table-cell office:value-type="float" office:value="417446" table:style-name="ce79">
            <text:p>417,446</text:p>
          </table:table-cell>
          <table:table-cell office:value-type="float" office:value="401047" table:style-name="ce73">
            <text:p>401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932" table:style-name="ce52">
            <text:p>74,932</text:p>
          </table:table-cell>
          <table:table-cell office:value-type="float" office:value="198795" table:style-name="ce11">
            <text:p>198,795</text:p>
          </table:table-cell>
          <table:table-cell office:value-type="float" office:value="97841" table:style-name="ce11">
            <text:p>97,841</text:p>
          </table:table-cell>
          <table:table-cell office:value-type="float" office:value="100954" table:style-name="ce10">
            <text:p>100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005" table:style-name="ce52">
            <text:p>20,005</text:p>
          </table:table-cell>
          <table:table-cell office:value-type="float" office:value="53831" table:style-name="ce11">
            <text:p>53,831</text:p>
          </table:table-cell>
          <table:table-cell office:value-type="float" office:value="26845" table:style-name="ce11">
            <text:p>26,845</text:p>
          </table:table-cell>
          <table:table-cell office:value-type="float" office:value="26986" table:style-name="ce10">
            <text:p>26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996" table:style-name="ce52">
            <text:p>16,996</text:p>
          </table:table-cell>
          <table:table-cell office:value-type="float" office:value="47115" table:style-name="ce11">
            <text:p>47,115</text:p>
          </table:table-cell>
          <table:table-cell office:value-type="float" office:value="23748" table:style-name="ce11">
            <text:p>23,748</text:p>
          </table:table-cell>
          <table:table-cell office:value-type="float" office:value="23367" table:style-name="ce10">
            <text:p>23,3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787" table:style-name="ce52">
            <text:p>11,787</text:p>
          </table:table-cell>
          <table:table-cell office:value-type="float" office:value="30650" table:style-name="ce11">
            <text:p>30,650</text:p>
          </table:table-cell>
          <table:table-cell office:value-type="float" office:value="15688" table:style-name="ce11">
            <text:p>15,688</text:p>
          </table:table-cell>
          <table:table-cell office:value-type="float" office:value="14962" table:style-name="ce10">
            <text:p>14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397" table:style-name="ce52">
            <text:p>15,397</text:p>
          </table:table-cell>
          <table:table-cell office:value-type="float" office:value="50396" table:style-name="ce11">
            <text:p>50,396</text:p>
          </table:table-cell>
          <table:table-cell office:value-type="float" office:value="26145" table:style-name="ce11">
            <text:p>26,145</text:p>
          </table:table-cell>
          <table:table-cell office:value-type="float" office:value="24251" table:style-name="ce10">
            <text:p>24,2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246" table:style-name="ce52">
            <text:p>10,246</text:p>
          </table:table-cell>
          <table:table-cell office:value-type="float" office:value="29549" table:style-name="ce11">
            <text:p>29,549</text:p>
          </table:table-cell>
          <table:table-cell office:value-type="float" office:value="15398" table:style-name="ce11">
            <text:p>15,398</text:p>
          </table:table-cell>
          <table:table-cell office:value-type="float" office:value="14151" table:style-name="ce10">
            <text:p>14,1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59" table:style-name="ce52">
            <text:p>3,859</text:p>
          </table:table-cell>
          <table:table-cell office:value-type="float" office:value="10903" table:style-name="ce11">
            <text:p>10,903</text:p>
          </table:table-cell>
          <table:table-cell office:value-type="float" office:value="5655" table:style-name="ce11">
            <text:p>5,655</text:p>
          </table:table-cell>
          <table:table-cell office:value-type="float" office:value="5248" table:style-name="ce10">
            <text:p>5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164" table:style-name="ce52">
            <text:p>7,164</text:p>
          </table:table-cell>
          <table:table-cell office:value-type="float" office:value="21974" table:style-name="ce11">
            <text:p>21,974</text:p>
          </table:table-cell>
          <table:table-cell office:value-type="float" office:value="11305" table:style-name="ce11">
            <text:p>11,305</text:p>
          </table:table-cell>
          <table:table-cell office:value-type="float" office:value="10669" table:style-name="ce10">
            <text:p>10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28" table:style-name="ce52">
            <text:p>8,228</text:p>
          </table:table-cell>
          <table:table-cell office:value-type="float" office:value="25845" table:style-name="ce11">
            <text:p>25,845</text:p>
          </table:table-cell>
          <table:table-cell office:value-type="float" office:value="13144" table:style-name="ce11">
            <text:p>13,144</text:p>
          </table:table-cell>
          <table:table-cell office:value-type="float" office:value="12701" table:style-name="ce10">
            <text:p>12,7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95" table:style-name="ce52">
            <text:p>7,895</text:p>
          </table:table-cell>
          <table:table-cell office:value-type="float" office:value="25325" table:style-name="ce11">
            <text:p>25,325</text:p>
          </table:table-cell>
          <table:table-cell office:value-type="float" office:value="13108" table:style-name="ce11">
            <text:p>13,108</text:p>
          </table:table-cell>
          <table:table-cell office:value-type="float" office:value="12217" table:style-name="ce10">
            <text:p>12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17" table:style-name="ce52">
            <text:p>9,217</text:p>
          </table:table-cell>
          <table:table-cell office:value-type="float" office:value="23966" table:style-name="ce11">
            <text:p>23,966</text:p>
          </table:table-cell>
          <table:table-cell office:value-type="float" office:value="12779" table:style-name="ce11">
            <text:p>12,779</text:p>
          </table:table-cell>
          <table:table-cell office:value-type="float" office:value="11187" table:style-name="ce10">
            <text:p>11,1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43" table:style-name="ce52">
            <text:p>6,543</text:p>
          </table:table-cell>
          <table:table-cell office:value-type="float" office:value="20455" table:style-name="ce11">
            <text:p>20,455</text:p>
          </table:table-cell>
          <table:table-cell office:value-type="float" office:value="10633" table:style-name="ce11">
            <text:p>10,633</text:p>
          </table:table-cell>
          <table:table-cell office:value-type="float" office:value="9822" table:style-name="ce10">
            <text:p>9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868" table:style-name="ce52">
            <text:p>18,868</text:p>
          </table:table-cell>
          <table:table-cell office:value-type="float" office:value="53575" table:style-name="ce11">
            <text:p>53,575</text:p>
          </table:table-cell>
          <table:table-cell office:value-type="float" office:value="27651" table:style-name="ce11">
            <text:p>27,651</text:p>
          </table:table-cell>
          <table:table-cell office:value-type="float" office:value="25924" table:style-name="ce10">
            <text:p>25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55" table:style-name="ce52">
            <text:p>5,655</text:p>
          </table:table-cell>
          <table:table-cell office:value-type="float" office:value="16843" table:style-name="ce11">
            <text:p>16,843</text:p>
          </table:table-cell>
          <table:table-cell office:value-type="float" office:value="8938" table:style-name="ce11">
            <text:p>8,938</text:p>
          </table:table-cell>
          <table:table-cell office:value-type="float" office:value="7905" table:style-name="ce10">
            <text:p>7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50" table:style-name="ce52">
            <text:p>3,450</text:p>
          </table:table-cell>
          <table:table-cell office:value-type="float" office:value="9734" table:style-name="ce11">
            <text:p>9,734</text:p>
          </table:table-cell>
          <table:table-cell office:value-type="float" office:value="5198" table:style-name="ce11">
            <text:p>5,198</text:p>
          </table:table-cell>
          <table:table-cell office:value-type="float" office:value="4536" table:style-name="ce10">
            <text:p>4,5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00" table:style-name="ce52">
            <text:p>8,600</text:p>
          </table:table-cell>
          <table:table-cell office:value-type="float" office:value="23967" table:style-name="ce11">
            <text:p>23,967</text:p>
          </table:table-cell>
          <table:table-cell office:value-type="float" office:value="12521" table:style-name="ce11">
            <text:p>12,521</text:p>
          </table:table-cell>
          <table:table-cell office:value-type="float" office:value="11446" table:style-name="ce10">
            <text:p>11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0" table:style-name="ce52">
            <text:p>11,870</text:p>
          </table:table-cell>
          <table:table-cell office:value-type="float" office:value="34400" table:style-name="ce11">
            <text:p>34,400</text:p>
          </table:table-cell>
          <table:table-cell office:value-type="float" office:value="17841" table:style-name="ce11">
            <text:p>17,841</text:p>
          </table:table-cell>
          <table:table-cell office:value-type="float" office:value="16559" table:style-name="ce10">
            <text:p>16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34" table:style-name="ce52">
            <text:p>4,534</text:p>
          </table:table-cell>
          <table:table-cell office:value-type="float" office:value="15408" table:style-name="ce11">
            <text:p>15,408</text:p>
          </table:table-cell>
          <table:table-cell office:value-type="float" office:value="7770" table:style-name="ce11">
            <text:p>7,770</text:p>
          </table:table-cell>
          <table:table-cell office:value-type="float" office:value="7638" table:style-name="ce10">
            <text:p>7,6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93" table:style-name="ce52">
            <text:p>6,693</text:p>
          </table:table-cell>
          <table:table-cell office:value-type="float" office:value="17540" table:style-name="ce11">
            <text:p>17,540</text:p>
          </table:table-cell>
          <table:table-cell office:value-type="float" office:value="8944" table:style-name="ce11">
            <text:p>8,944</text:p>
          </table:table-cell>
          <table:table-cell office:value-type="float" office:value="8596" table:style-name="ce10">
            <text:p>8,5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52" table:style-name="ce52">
            <text:p>3,752</text:p>
          </table:table-cell>
          <table:table-cell office:value-type="float" office:value="10494" table:style-name="ce11">
            <text:p>10,494</text:p>
          </table:table-cell>
          <table:table-cell office:value-type="float" office:value="5385" table:style-name="ce11">
            <text:p>5,385</text:p>
          </table:table-cell>
          <table:table-cell office:value-type="float" office:value="5109" table:style-name="ce10">
            <text:p>5,1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57" table:style-name="ce52">
            <text:p>6,957</text:p>
          </table:table-cell>
          <table:table-cell office:value-type="float" office:value="18823" table:style-name="ce11">
            <text:p>18,823</text:p>
          </table:table-cell>
          <table:table-cell office:value-type="float" office:value="9747" table:style-name="ce11">
            <text:p>9,747</text:p>
          </table:table-cell>
          <table:table-cell office:value-type="float" office:value="9076" table:style-name="ce10">
            <text:p>9,0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03" table:style-name="ce52">
            <text:p>4,603</text:p>
          </table:table-cell>
          <table:table-cell office:value-type="float" office:value="12214" table:style-name="ce11">
            <text:p>12,214</text:p>
          </table:table-cell>
          <table:table-cell office:value-type="float" office:value="6694" table:style-name="ce11">
            <text:p>6,694</text:p>
          </table:table-cell>
          <table:table-cell office:value-type="float" office:value="5520" table:style-name="ce10">
            <text:p>5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84" table:style-name="ce52">
            <text:p>3,484</text:p>
          </table:table-cell>
          <table:table-cell office:value-type="float" office:value="8381" table:style-name="ce11">
            <text:p>8,381</text:p>
          </table:table-cell>
          <table:table-cell office:value-type="float" office:value="4483" table:style-name="ce11">
            <text:p>4,483</text:p>
          </table:table-cell>
          <table:table-cell office:value-type="float" office:value="3898" table:style-name="ce10">
            <text:p>3,8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7" table:style-name="ce52">
            <text:p>3,017</text:p>
          </table:table-cell>
          <table:table-cell office:value-type="float" office:value="7668" table:style-name="ce11">
            <text:p>7,668</text:p>
          </table:table-cell>
          <table:table-cell office:value-type="float" office:value="4163" table:style-name="ce11">
            <text:p>4,163</text:p>
          </table:table-cell>
          <table:table-cell office:value-type="float" office:value="3505" table:style-name="ce10">
            <text:p>3,5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80" table:style-name="ce52">
            <text:p>2,080</text:p>
          </table:table-cell>
          <table:table-cell office:value-type="float" office:value="5333" table:style-name="ce11">
            <text:p>5,333</text:p>
          </table:table-cell>
          <table:table-cell office:value-type="float" office:value="2828" table:style-name="ce11">
            <text:p>2,828</text:p>
          </table:table-cell>
          <table:table-cell office:value-type="float" office:value="2505" table:style-name="ce10">
            <text:p>2,5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30" table:style-name="ce52">
            <text:p>2,330</text:p>
          </table:table-cell>
          <table:table-cell office:value-type="float" office:value="7663" table:style-name="ce11">
            <text:p>7,663</text:p>
          </table:table-cell>
          <table:table-cell office:value-type="float" office:value="3859" table:style-name="ce11">
            <text:p>3,859</text:p>
          </table:table-cell>
          <table:table-cell office:value-type="float" office:value="3804" table:style-name="ce10">
            <text:p>3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50" table:style-name="ce52">
            <text:p>1,050</text:p>
          </table:table-cell>
          <table:table-cell office:value-type="float" office:value="3297" table:style-name="ce11">
            <text:p>3,297</text:p>
          </table:table-cell>
          <table:table-cell office:value-type="float" office:value="1685" table:style-name="ce11">
            <text:p>1,685</text:p>
          </table:table-cell>
          <table:table-cell office:value-type="float" office:value="1612" table:style-name="ce10">
            <text:p>1,61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57" table:style-name="ce52">
            <text:p>2,057</text:p>
          </table:table-cell>
          <table:table-cell office:value-type="float" office:value="6786" table:style-name="ce11">
            <text:p>6,786</text:p>
          </table:table-cell>
          <table:table-cell office:value-type="float" office:value="3422" table:style-name="ce11">
            <text:p>3,422</text:p>
          </table:table-cell>
          <table:table-cell office:value-type="float" office:value="3364" table:style-name="ce10">
            <text:p>3,3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398" table:style-name="ce52">
            <text:p>1,398</text:p>
          </table:table-cell>
          <table:table-cell office:value-type="float" office:value="5411" table:style-name="ce11">
            <text:p>5,411</text:p>
          </table:table-cell>
          <table:table-cell office:value-type="float" office:value="2824" table:style-name="ce11">
            <text:p>2,824</text:p>
          </table:table-cell>
          <table:table-cell office:value-type="float" office:value="2587" table:style-name="ce10">
            <text:p>2,5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43" table:style-name="ce52">
            <text:p>2,243</text:p>
          </table:table-cell>
          <table:table-cell office:value-type="float" office:value="7437" table:style-name="ce11">
            <text:p>7,437</text:p>
          </table:table-cell>
          <table:table-cell office:value-type="float" office:value="3733" table:style-name="ce11">
            <text:p>3,733</text:p>
          </table:table-cell>
          <table:table-cell office:value-type="float" office:value="3704" table:style-name="ce10">
            <text:p>3,7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0" table:style-name="ce52">
            <text:p>1,430</text:p>
          </table:table-cell>
          <table:table-cell office:value-type="float" office:value="4942" table:style-name="ce11">
            <text:p>4,942</text:p>
          </table:table-cell>
          <table:table-cell office:value-type="float" office:value="2523" table:style-name="ce11">
            <text:p>2,523</text:p>
          </table:table-cell>
          <table:table-cell office:value-type="float" office:value="2419" table:style-name="ce10">
            <text:p>2,4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584" table:style-name="ce52">
            <text:p>1,584</text:p>
          </table:table-cell>
          <table:table-cell office:value-type="float" office:value="4916" table:style-name="ce11">
            <text:p>4,916</text:p>
          </table:table-cell>
          <table:table-cell office:value-type="float" office:value="2517" table:style-name="ce11">
            <text:p>2,517</text:p>
          </table:table-cell>
          <table:table-cell office:value-type="float" office:value="2399" table:style-name="ce10">
            <text:p>2,39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47" table:style-name="ce53">
            <text:p>1,947</text:p>
          </table:table-cell>
          <table:table-cell office:value-type="float" office:value="4857" table:style-name="ce18">
            <text:p>4,857</text:p>
          </table:table-cell>
          <table:table-cell office:value-type="float" office:value="2431" table:style-name="ce18">
            <text:p>2,431</text:p>
          </table:table-cell>
          <table:table-cell office:value-type="float" office:value="2426" table:style-name="ce17">
            <text:p>2,426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180" table:style-name="ce71">
            <text:p>83,180</text:p>
          </table:table-cell>
          <table:table-cell office:value-type="float" office:value="216633" table:style-name="ce79">
            <text:p>216,633</text:p>
          </table:table-cell>
          <table:table-cell office:value-type="float" office:value="111481" table:style-name="ce79">
            <text:p>111,481</text:p>
          </table:table-cell>
          <table:table-cell office:value-type="float" office:value="105152" table:style-name="ce73">
            <text:p>105,1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040" table:style-name="ce52">
            <text:p>40,040</text:p>
          </table:table-cell>
          <table:table-cell office:value-type="float" office:value="105138" table:style-name="ce11">
            <text:p>105,138</text:p>
          </table:table-cell>
          <table:table-cell office:value-type="float" office:value="52476" table:style-name="ce11">
            <text:p>52,476</text:p>
          </table:table-cell>
          <table:table-cell office:value-type="float" office:value="52662" table:style-name="ce10">
            <text:p>52,6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50" table:style-name="ce52">
            <text:p>5,350</text:p>
          </table:table-cell>
          <table:table-cell office:value-type="float" office:value="13729" table:style-name="ce11">
            <text:p>13,729</text:p>
          </table:table-cell>
          <table:table-cell office:value-type="float" office:value="7227" table:style-name="ce11">
            <text:p>7,227</text:p>
          </table:table-cell>
          <table:table-cell office:value-type="float" office:value="6502" table:style-name="ce10">
            <text:p>6,5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97" table:style-name="ce52">
            <text:p>3,197</text:p>
          </table:table-cell>
          <table:table-cell office:value-type="float" office:value="8561" table:style-name="ce11">
            <text:p>8,561</text:p>
          </table:table-cell>
          <table:table-cell office:value-type="float" office:value="4424" table:style-name="ce11">
            <text:p>4,424</text:p>
          </table:table-cell>
          <table:table-cell office:value-type="float" office:value="4137" table:style-name="ce10">
            <text:p>4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71" table:style-name="ce52">
            <text:p>6,771</text:p>
          </table:table-cell>
          <table:table-cell office:value-type="float" office:value="17117" table:style-name="ce11">
            <text:p>17,117</text:p>
          </table:table-cell>
          <table:table-cell office:value-type="float" office:value="9012" table:style-name="ce11">
            <text:p>9,012</text:p>
          </table:table-cell>
          <table:table-cell office:value-type="float" office:value="8105" table:style-name="ce10">
            <text:p>8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39" table:style-name="ce52">
            <text:p>2,439</text:p>
          </table:table-cell>
          <table:table-cell office:value-type="float" office:value="5828" table:style-name="ce11">
            <text:p>5,828</text:p>
          </table:table-cell>
          <table:table-cell office:value-type="float" office:value="3056" table:style-name="ce11">
            <text:p>3,056</text:p>
          </table:table-cell>
          <table:table-cell office:value-type="float" office:value="2772" table:style-name="ce10">
            <text:p>2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751" table:style-name="ce52">
            <text:p>4,751</text:p>
          </table:table-cell>
          <table:table-cell office:value-type="float" office:value="10995" table:style-name="ce11">
            <text:p>10,995</text:p>
          </table:table-cell>
          <table:table-cell office:value-type="float" office:value="5829" table:style-name="ce11">
            <text:p>5,829</text:p>
          </table:table-cell>
          <table:table-cell office:value-type="float" office:value="5166" table:style-name="ce10">
            <text:p>5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56" table:style-name="ce52">
            <text:p>3,756</text:p>
          </table:table-cell>
          <table:table-cell office:value-type="float" office:value="8338" table:style-name="ce11">
            <text:p>8,338</text:p>
          </table:table-cell>
          <table:table-cell office:value-type="float" office:value="4601" table:style-name="ce11">
            <text:p>4,601</text:p>
          </table:table-cell>
          <table:table-cell office:value-type="float" office:value="3737" table:style-name="ce10">
            <text:p>3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89" table:style-name="ce52">
            <text:p>2,889</text:p>
          </table:table-cell>
          <table:table-cell office:value-type="float" office:value="7008" table:style-name="ce11">
            <text:p>7,008</text:p>
          </table:table-cell>
          <table:table-cell office:value-type="float" office:value="3964" table:style-name="ce11">
            <text:p>3,964</text:p>
          </table:table-cell>
          <table:table-cell office:value-type="float" office:value="3044" table:style-name="ce10">
            <text:p>3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30" table:style-name="ce52">
            <text:p>3,030</text:p>
          </table:table-cell>
          <table:table-cell office:value-type="float" office:value="7742" table:style-name="ce11">
            <text:p>7,742</text:p>
          </table:table-cell>
          <table:table-cell office:value-type="float" office:value="4088" table:style-name="ce11">
            <text:p>4,088</text:p>
          </table:table-cell>
          <table:table-cell office:value-type="float" office:value="3654" table:style-name="ce10">
            <text:p>3,6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4" table:style-name="ce52">
            <text:p>3,184</text:p>
          </table:table-cell>
          <table:table-cell office:value-type="float" office:value="8140" table:style-name="ce11">
            <text:p>8,140</text:p>
          </table:table-cell>
          <table:table-cell office:value-type="float" office:value="4205" table:style-name="ce11">
            <text:p>4,205</text:p>
          </table:table-cell>
          <table:table-cell office:value-type="float" office:value="3935" table:style-name="ce10">
            <text:p>3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50" table:style-name="ce52">
            <text:p>1,150</text:p>
          </table:table-cell>
          <table:table-cell office:value-type="float" office:value="4042" table:style-name="ce11">
            <text:p>4,042</text:p>
          </table:table-cell>
          <table:table-cell office:value-type="float" office:value="2139" table:style-name="ce11">
            <text:p>2,139</text:p>
          </table:table-cell>
          <table:table-cell office:value-type="float" office:value="1903" table:style-name="ce10">
            <text:p>1,9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7" table:style-name="ce52">
            <text:p>1,067</text:p>
          </table:table-cell>
          <table:table-cell office:value-type="float" office:value="3543" table:style-name="ce11">
            <text:p>3,543</text:p>
          </table:table-cell>
          <table:table-cell office:value-type="float" office:value="1899" table:style-name="ce11">
            <text:p>1,899</text:p>
          </table:table-cell>
          <table:table-cell office:value-type="float" office:value="1644" table:style-name="ce10">
            <text:p>1,6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9" table:style-name="ce52">
            <text:p>1,089</text:p>
          </table:table-cell>
          <table:table-cell office:value-type="float" office:value="4116" table:style-name="ce11">
            <text:p>4,116</text:p>
          </table:table-cell>
          <table:table-cell office:value-type="float" office:value="2198" table:style-name="ce11">
            <text:p>2,198</text:p>
          </table:table-cell>
          <table:table-cell office:value-type="float" office:value="1918" table:style-name="ce10">
            <text:p>1,9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2" table:style-name="ce52">
            <text:p>1,422</text:p>
          </table:table-cell>
          <table:table-cell office:value-type="float" office:value="3506" table:style-name="ce11">
            <text:p>3,506</text:p>
          </table:table-cell>
          <table:table-cell office:value-type="float" office:value="1898" table:style-name="ce11">
            <text:p>1,898</text:p>
          </table:table-cell>
          <table:table-cell office:value-type="float" office:value="1608" table:style-name="ce10">
            <text:p>1,6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57" table:style-name="ce52">
            <text:p>1,157</text:p>
          </table:table-cell>
          <table:table-cell office:value-type="float" office:value="3697" table:style-name="ce11">
            <text:p>3,697</text:p>
          </table:table-cell>
          <table:table-cell office:value-type="float" office:value="1871" table:style-name="ce11">
            <text:p>1,871</text:p>
          </table:table-cell>
          <table:table-cell office:value-type="float" office:value="1826" table:style-name="ce10">
            <text:p>1,8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888" table:style-name="ce53">
            <text:p>1,888</text:p>
          </table:table-cell>
          <table:table-cell office:value-type="float" office:value="5133" table:style-name="ce18">
            <text:p>5,133</text:p>
          </table:table-cell>
          <table:table-cell office:value-type="float" office:value="2594" table:style-name="ce18">
            <text:p>2,594</text:p>
          </table:table-cell>
          <table:table-cell office:value-type="float" office:value="2539" table:style-name="ce17">
            <text:p>2,53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6673" table:style-name="ce71">
            <text:p>126,673</text:p>
          </table:table-cell>
          <table:table-cell office:value-type="float" office:value="326063" table:style-name="ce79">
            <text:p>326,063</text:p>
          </table:table-cell>
          <table:table-cell office:value-type="float" office:value="164942" table:style-name="ce79">
            <text:p>164,942</text:p>
          </table:table-cell>
          <table:table-cell office:value-type="float" office:value="161121" table:style-name="ce73">
            <text:p>161,1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613" table:style-name="ce52">
            <text:p>41,613</text:p>
          </table:table-cell>
          <table:table-cell office:value-type="float" office:value="103324" table:style-name="ce11">
            <text:p>103,324</text:p>
          </table:table-cell>
          <table:table-cell office:value-type="float" office:value="49667" table:style-name="ce11">
            <text:p>49,667</text:p>
          </table:table-cell>
          <table:table-cell office:value-type="float" office:value="53657" table:style-name="ce10">
            <text:p>53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0" table:style-name="ce52">
            <text:p>4,390</text:p>
          </table:table-cell>
          <table:table-cell office:value-type="float" office:value="10816" table:style-name="ce11">
            <text:p>10,816</text:p>
          </table:table-cell>
          <table:table-cell office:value-type="float" office:value="5627" table:style-name="ce11">
            <text:p>5,627</text:p>
          </table:table-cell>
          <table:table-cell office:value-type="float" office:value="5189" table:style-name="ce10">
            <text:p>5,1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859" table:style-name="ce52">
            <text:p>8,859</text:p>
          </table:table-cell>
          <table:table-cell office:value-type="float" office:value="23609" table:style-name="ce11">
            <text:p>23,609</text:p>
          </table:table-cell>
          <table:table-cell office:value-type="float" office:value="12509" table:style-name="ce11">
            <text:p>12,509</text:p>
          </table:table-cell>
          <table:table-cell office:value-type="float" office:value="11100" table:style-name="ce10">
            <text:p>11,1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08" table:style-name="ce52">
            <text:p>7,808</text:p>
          </table:table-cell>
          <table:table-cell office:value-type="float" office:value="20110" table:style-name="ce11">
            <text:p>20,110</text:p>
          </table:table-cell>
          <table:table-cell office:value-type="float" office:value="10255" table:style-name="ce11">
            <text:p>10,255</text:p>
          </table:table-cell>
          <table:table-cell office:value-type="float" office:value="9855" table:style-name="ce10">
            <text:p>9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487" table:style-name="ce52">
            <text:p>32,487</text:p>
          </table:table-cell>
          <table:table-cell office:value-type="float" office:value="83576" table:style-name="ce11">
            <text:p>83,576</text:p>
          </table:table-cell>
          <table:table-cell office:value-type="float" office:value="41878" table:style-name="ce11">
            <text:p>41,878</text:p>
          </table:table-cell>
          <table:table-cell office:value-type="float" office:value="41698" table:style-name="ce10">
            <text:p>41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03" table:style-name="ce52">
            <text:p>7,303</text:p>
          </table:table-cell>
          <table:table-cell office:value-type="float" office:value="17790" table:style-name="ce11">
            <text:p>17,790</text:p>
          </table:table-cell>
          <table:table-cell office:value-type="float" office:value="9417" table:style-name="ce11">
            <text:p>9,417</text:p>
          </table:table-cell>
          <table:table-cell office:value-type="float" office:value="8373" table:style-name="ce10">
            <text:p>8,3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05" table:style-name="ce52">
            <text:p>5,005</text:p>
          </table:table-cell>
          <table:table-cell office:value-type="float" office:value="12528" table:style-name="ce11">
            <text:p>12,528</text:p>
          </table:table-cell>
          <table:table-cell office:value-type="float" office:value="6652" table:style-name="ce11">
            <text:p>6,652</text:p>
          </table:table-cell>
          <table:table-cell office:value-type="float" office:value="5876" table:style-name="ce10">
            <text:p>5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1" table:style-name="ce52">
            <text:p>1,711</text:p>
          </table:table-cell>
          <table:table-cell office:value-type="float" office:value="4465" table:style-name="ce11">
            <text:p>4,465</text:p>
          </table:table-cell>
          <table:table-cell office:value-type="float" office:value="2500" table:style-name="ce11">
            <text:p>2,500</text:p>
          </table:table-cell>
          <table:table-cell office:value-type="float" office:value="1965" table:style-name="ce10">
            <text:p>1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55" table:style-name="ce52">
            <text:p>4,755</text:p>
          </table:table-cell>
          <table:table-cell office:value-type="float" office:value="11417" table:style-name="ce11">
            <text:p>11,417</text:p>
          </table:table-cell>
          <table:table-cell office:value-type="float" office:value="6124" table:style-name="ce11">
            <text:p>6,124</text:p>
          </table:table-cell>
          <table:table-cell office:value-type="float" office:value="5293" table:style-name="ce10">
            <text:p>5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0" table:style-name="ce52">
            <text:p>4,050</text:p>
          </table:table-cell>
          <table:table-cell office:value-type="float" office:value="10151" table:style-name="ce11">
            <text:p>10,151</text:p>
          </table:table-cell>
          <table:table-cell office:value-type="float" office:value="5508" table:style-name="ce11">
            <text:p>5,508</text:p>
          </table:table-cell>
          <table:table-cell office:value-type="float" office:value="4643" table:style-name="ce10">
            <text:p>4,6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873" table:style-name="ce52">
            <text:p>4,873</text:p>
          </table:table-cell>
          <table:table-cell office:value-type="float" office:value="15932" table:style-name="ce11">
            <text:p>15,932</text:p>
          </table:table-cell>
          <table:table-cell office:value-type="float" office:value="8176" table:style-name="ce11">
            <text:p>8,176</text:p>
          </table:table-cell>
          <table:table-cell office:value-type="float" office:value="7756" table:style-name="ce10">
            <text:p>7,7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3" table:style-name="ce52">
            <text:p>2,113</text:p>
          </table:table-cell>
          <table:table-cell office:value-type="float" office:value="6308" table:style-name="ce11">
            <text:p>6,308</text:p>
          </table:table-cell>
          <table:table-cell office:value-type="float" office:value="3326" table:style-name="ce11">
            <text:p>3,326</text:p>
          </table:table-cell>
          <table:table-cell office:value-type="float" office:value="2982" table:style-name="ce10">
            <text:p>2,98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6" table:style-name="ce53">
            <text:p>1,706</text:p>
          </table:table-cell>
          <table:table-cell office:value-type="float" office:value="6037" table:style-name="ce18">
            <text:p>6,037</text:p>
          </table:table-cell>
          <table:table-cell office:value-type="float" office:value="3303" table:style-name="ce18">
            <text:p>3,303</text:p>
          </table:table-cell>
          <table:table-cell office:value-type="float" office:value="2734" table:style-name="ce17">
            <text:p>2,73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487" table:style-name="ce71">
            <text:p>41,487</text:p>
          </table:table-cell>
          <table:table-cell office:value-type="float" office:value="105147" table:style-name="ce79">
            <text:p>105,147</text:p>
          </table:table-cell>
          <table:table-cell office:value-type="float" office:value="54232" table:style-name="ce79">
            <text:p>54,232</text:p>
          </table:table-cell>
          <table:table-cell office:value-type="float" office:value="50915" table:style-name="ce73">
            <text:p>50,9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487" table:style-name="ce52">
            <text:p>25,487</text:p>
          </table:table-cell>
          <table:table-cell office:value-type="float" office:value="62941" table:style-name="ce11">
            <text:p>62,941</text:p>
          </table:table-cell>
          <table:table-cell office:value-type="float" office:value="32037" table:style-name="ce11">
            <text:p>32,037</text:p>
          </table:table-cell>
          <table:table-cell office:value-type="float" office:value="30904" table:style-name="ce10">
            <text:p>30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15" table:style-name="ce52">
            <text:p>6,015</text:p>
          </table:table-cell>
          <table:table-cell office:value-type="float" office:value="14994" table:style-name="ce11">
            <text:p>14,994</text:p>
          </table:table-cell>
          <table:table-cell office:value-type="float" office:value="7957" table:style-name="ce11">
            <text:p>7,957</text:p>
          </table:table-cell>
          <table:table-cell office:value-type="float" office:value="7037" table:style-name="ce10">
            <text:p>7,0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488" table:style-name="ce52">
            <text:p>3,488</text:p>
          </table:table-cell>
          <table:table-cell office:value-type="float" office:value="9837" table:style-name="ce11">
            <text:p>9,837</text:p>
          </table:table-cell>
          <table:table-cell office:value-type="float" office:value="5129" table:style-name="ce11">
            <text:p>5,129</text:p>
          </table:table-cell>
          <table:table-cell office:value-type="float" office:value="4708" table:style-name="ce10">
            <text:p>4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44" table:style-name="ce52">
            <text:p>3,044</text:p>
          </table:table-cell>
          <table:table-cell office:value-type="float" office:value="8316" table:style-name="ce11">
            <text:p>8,316</text:p>
          </table:table-cell>
          <table:table-cell office:value-type="float" office:value="4296" table:style-name="ce11">
            <text:p>4,296</text:p>
          </table:table-cell>
          <table:table-cell office:value-type="float" office:value="4020" table:style-name="ce10">
            <text:p>4,0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58" table:style-name="ce52">
            <text:p>2,058</text:p>
          </table:table-cell>
          <table:table-cell office:value-type="float" office:value="5258" table:style-name="ce11">
            <text:p>5,258</text:p>
          </table:table-cell>
          <table:table-cell office:value-type="float" office:value="2853" table:style-name="ce11">
            <text:p>2,853</text:p>
          </table:table-cell>
          <table:table-cell office:value-type="float" office:value="2405" table:style-name="ce10">
            <text:p>2,40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95" table:style-name="ce53">
            <text:p>1,395</text:p>
          </table:table-cell>
          <table:table-cell office:value-type="float" office:value="3801" table:style-name="ce18">
            <text:p>3,801</text:p>
          </table:table-cell>
          <table:table-cell office:value-type="float" office:value="1960" table:style-name="ce18">
            <text:p>1,960</text:p>
          </table:table-cell>
          <table:table-cell office:value-type="float" office:value="1841" table:style-name="ce17">
            <text:p>1,84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09年1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4538" table:style-name="ce71">
            <text:p>154,538</text:p>
          </table:table-cell>
          <table:table-cell office:value-type="float" office:value="368932" table:style-name="ce79">
            <text:p>368,932</text:p>
          </table:table-cell>
          <table:table-cell office:value-type="float" office:value="184157" table:style-name="ce79">
            <text:p>184,157</text:p>
          </table:table-cell>
          <table:table-cell office:value-type="float" office:value="184775" table:style-name="ce73">
            <text:p>184,77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793" table:style-name="ce52">
            <text:p>22,793</text:p>
          </table:table-cell>
          <table:table-cell office:value-type="float" office:value="51484" table:style-name="ce11">
            <text:p>51,484</text:p>
          </table:table-cell>
          <table:table-cell office:value-type="float" office:value="26234" table:style-name="ce11">
            <text:p>26,234</text:p>
          </table:table-cell>
          <table:table-cell office:value-type="float" office:value="25250" table:style-name="ce10">
            <text:p>25,25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744" table:style-name="ce52">
            <text:p>21,744</text:p>
          </table:table-cell>
          <table:table-cell office:value-type="float" office:value="53737" table:style-name="ce11">
            <text:p>53,737</text:p>
          </table:table-cell>
          <table:table-cell office:value-type="float" office:value="26905" table:style-name="ce11">
            <text:p>26,905</text:p>
          </table:table-cell>
          <table:table-cell office:value-type="float" office:value="26832" table:style-name="ce10">
            <text:p>26,832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5894" table:style-name="ce52">
            <text:p>15,894</text:p>
          </table:table-cell>
          <table:table-cell office:value-type="float" office:value="38550" table:style-name="ce11">
            <text:p>38,550</text:p>
          </table:table-cell>
          <table:table-cell office:value-type="float" office:value="19273" table:style-name="ce11">
            <text:p>19,273</text:p>
          </table:table-cell>
          <table:table-cell office:value-type="float" office:value="19277" table:style-name="ce10">
            <text:p>19,27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25" table:style-name="ce52">
            <text:p>19,025</text:p>
          </table:table-cell>
          <table:table-cell office:value-type="float" office:value="43229" table:style-name="ce11">
            <text:p>43,229</text:p>
          </table:table-cell>
          <table:table-cell office:value-type="float" office:value="21313" table:style-name="ce11">
            <text:p>21,313</text:p>
          </table:table-cell>
          <table:table-cell office:value-type="float" office:value="21916" table:style-name="ce10">
            <text:p>21,91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14" table:style-name="ce52">
            <text:p>19,214</text:p>
          </table:table-cell>
          <table:table-cell office:value-type="float" office:value="46840" table:style-name="ce11">
            <text:p>46,840</text:p>
          </table:table-cell>
          <table:table-cell office:value-type="float" office:value="23749" table:style-name="ce11">
            <text:p>23,749</text:p>
          </table:table-cell>
          <table:table-cell office:value-type="float" office:value="23091" table:style-name="ce10">
            <text:p>23,091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3899" table:style-name="ce52">
            <text:p>33,899</text:p>
          </table:table-cell>
          <table:table-cell office:value-type="float" office:value="82336" table:style-name="ce11">
            <text:p>82,336</text:p>
          </table:table-cell>
          <table:table-cell office:value-type="float" office:value="40735" table:style-name="ce11">
            <text:p>40,735</text:p>
          </table:table-cell>
          <table:table-cell office:value-type="float" office:value="41601" table:style-name="ce10">
            <text:p>41,60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1969" table:style-name="ce53">
            <text:p>21,969</text:p>
          </table:table-cell>
          <table:table-cell office:value-type="float" office:value="52756" table:style-name="ce18">
            <text:p>52,756</text:p>
          </table:table-cell>
          <table:table-cell office:value-type="float" office:value="25948" table:style-name="ce18">
            <text:p>25,948</text:p>
          </table:table-cell>
          <table:table-cell office:value-type="float" office:value="26808" table:style-name="ce17">
            <text:p>26,80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68216" table:style-name="ce71">
            <text:p>168,216</text:p>
          </table:table-cell>
          <table:table-cell office:value-type="float" office:value="449113" table:style-name="ce79">
            <text:p>449,113</text:p>
          </table:table-cell>
          <table:table-cell office:value-type="float" office:value="221424" table:style-name="ce79">
            <text:p>221,424</text:p>
          </table:table-cell>
          <table:table-cell office:value-type="float" office:value="227689" table:style-name="ce73">
            <text:p>227,6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1959" table:style-name="ce52">
            <text:p>81,959</text:p>
          </table:table-cell>
          <table:table-cell office:value-type="float" office:value="218054" table:style-name="ce11">
            <text:p>218,054</text:p>
          </table:table-cell>
          <table:table-cell office:value-type="float" office:value="107204" table:style-name="ce11">
            <text:p>107,204</text:p>
          </table:table-cell>
          <table:table-cell office:value-type="float" office:value="110850" table:style-name="ce10">
            <text:p>110,8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164" table:style-name="ce52">
            <text:p>58,164</text:p>
          </table:table-cell>
          <table:table-cell office:value-type="float" office:value="152400" table:style-name="ce11">
            <text:p>152,400</text:p>
          </table:table-cell>
          <table:table-cell office:value-type="float" office:value="74296" table:style-name="ce11">
            <text:p>74,296</text:p>
          </table:table-cell>
          <table:table-cell office:value-type="float" office:value="78104" table:style-name="ce10">
            <text:p>78,1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093" table:style-name="ce53">
            <text:p>28,093</text:p>
          </table:table-cell>
          <table:table-cell office:value-type="float" office:value="78659" table:style-name="ce18">
            <text:p>78,659</text:p>
          </table:table-cell>
          <table:table-cell office:value-type="float" office:value="39924" table:style-name="ce18">
            <text:p>39,924</text:p>
          </table:table-cell>
          <table:table-cell office:value-type="float" office:value="38735" table:style-name="ce17">
            <text:p>38,735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0631" table:style-name="ce71">
            <text:p>100,631</text:p>
          </table:table-cell>
          <table:table-cell office:value-type="float" office:value="267653" table:style-name="ce79">
            <text:p>267,653</text:p>
          </table:table-cell>
          <table:table-cell office:value-type="float" office:value="129737" table:style-name="ce79">
            <text:p>129,737</text:p>
          </table:table-cell>
          <table:table-cell office:value-type="float" office:value="137916" table:style-name="ce73">
            <text:p>137,9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829" table:style-name="ce52">
            <text:p>45,829</text:p>
          </table:table-cell>
          <table:table-cell office:value-type="float" office:value="120788" table:style-name="ce11">
            <text:p>120,788</text:p>
          </table:table-cell>
          <table:table-cell office:value-type="float" office:value="57969" table:style-name="ce11">
            <text:p>57,969</text:p>
          </table:table-cell>
          <table:table-cell office:value-type="float" office:value="62819" table:style-name="ce10">
            <text:p>62,81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4802" table:style-name="ce53">
            <text:p>54,802</text:p>
          </table:table-cell>
          <table:table-cell office:value-type="float" office:value="146865" table:style-name="ce18">
            <text:p>146,865</text:p>
          </table:table-cell>
          <table:table-cell office:value-type="float" office:value="71768" table:style-name="ce18">
            <text:p>71,768</text:p>
          </table:table-cell>
          <table:table-cell office:value-type="float" office:value="75097" table:style-name="ce17">
            <text:p>75,09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236" table:style-name="ce71">
            <text:p>41,236</text:p>
          </table:table-cell>
          <table:table-cell office:value-type="float" office:value="140253" table:style-name="ce79">
            <text:p>140,253</text:p>
          </table:table-cell>
          <table:table-cell office:value-type="float" office:value="70041" table:style-name="ce79">
            <text:p>70,041</text:p>
          </table:table-cell>
          <table:table-cell office:value-type="float" office:value="70212" table:style-name="ce73">
            <text:p>70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081" table:style-name="ce52">
            <text:p>13,081</text:p>
          </table:table-cell>
          <table:table-cell office:value-type="float" office:value="43275" table:style-name="ce11">
            <text:p>43,275</text:p>
          </table:table-cell>
          <table:table-cell office:value-type="float" office:value="21578" table:style-name="ce11">
            <text:p>21,578</text:p>
          </table:table-cell>
          <table:table-cell office:value-type="float" office:value="21697" table:style-name="ce10">
            <text:p>21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277" table:style-name="ce52">
            <text:p>9,277</text:p>
          </table:table-cell>
          <table:table-cell office:value-type="float" office:value="30186" table:style-name="ce11">
            <text:p>30,186</text:p>
          </table:table-cell>
          <table:table-cell office:value-type="float" office:value="15135" table:style-name="ce11">
            <text:p>15,135</text:p>
          </table:table-cell>
          <table:table-cell office:value-type="float" office:value="15051" table:style-name="ce10">
            <text:p>15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13" table:style-name="ce52">
            <text:p>6,413</text:p>
          </table:table-cell>
          <table:table-cell office:value-type="float" office:value="20819" table:style-name="ce11">
            <text:p>20,819</text:p>
          </table:table-cell>
          <table:table-cell office:value-type="float" office:value="10296" table:style-name="ce11">
            <text:p>10,296</text:p>
          </table:table-cell>
          <table:table-cell office:value-type="float" office:value="10523" table:style-name="ce10">
            <text:p>10,5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143" table:style-name="ce52">
            <text:p>9,143</text:p>
          </table:table-cell>
          <table:table-cell office:value-type="float" office:value="32530" table:style-name="ce11">
            <text:p>32,530</text:p>
          </table:table-cell>
          <table:table-cell office:value-type="float" office:value="16362" table:style-name="ce11">
            <text:p>16,362</text:p>
          </table:table-cell>
          <table:table-cell office:value-type="float" office:value="16168" table:style-name="ce10">
            <text:p>16,1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87" table:style-name="ce52">
            <text:p>3,187</text:p>
          </table:table-cell>
          <table:table-cell office:value-type="float" office:value="12766" table:style-name="ce11">
            <text:p>12,766</text:p>
          </table:table-cell>
          <table:table-cell office:value-type="float" office:value="6324" table:style-name="ce11">
            <text:p>6,324</text:p>
          </table:table-cell>
          <table:table-cell office:value-type="float" office:value="6442" table:style-name="ce10">
            <text:p>6,44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5" table:style-name="ce53">
            <text:p>135</text:p>
          </table:table-cell>
          <table:table-cell office:value-type="float" office:value="677" table:style-name="ce18">
            <text:p>677</text:p>
          </table:table-cell>
          <table:table-cell office:value-type="float" office:value="346" table:style-name="ce18">
            <text:p>346</text:p>
          </table:table-cell>
          <table:table-cell office:value-type="float" office:value="331" table:style-name="ce17">
            <text:p>33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09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238" table:style-name="ce71">
            <text:p>3,238</text:p>
          </table:table-cell>
          <table:table-cell office:value-type="float" office:value="13080" table:style-name="ce79">
            <text:p>13,080</text:p>
          </table:table-cell>
          <table:table-cell office:value-type="float" office:value="7493" table:style-name="ce79">
            <text:p>7,493</text:p>
          </table:table-cell>
          <table:table-cell office:value-type="float" office:value="5587" table:style-name="ce73">
            <text:p>5,5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853" table:style-name="ce52">
            <text:p>1,853</text:p>
          </table:table-cell>
          <table:table-cell office:value-type="float" office:value="7597" table:style-name="ce11">
            <text:p>7,597</text:p>
          </table:table-cell>
          <table:table-cell office:value-type="float" office:value="4280" table:style-name="ce11">
            <text:p>4,280</text:p>
          </table:table-cell>
          <table:table-cell office:value-type="float" office:value="3317" table:style-name="ce10">
            <text:p>3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31" table:style-name="ce52">
            <text:p>731</text:p>
          </table:table-cell>
          <table:table-cell office:value-type="float" office:value="2594" table:style-name="ce11">
            <text:p>2,594</text:p>
          </table:table-cell>
          <table:table-cell office:value-type="float" office:value="1471" table:style-name="ce11">
            <text:p>1,471</text:p>
          </table:table-cell>
          <table:table-cell office:value-type="float" office:value="1123" table:style-name="ce10">
            <text:p>1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08" table:style-name="ce52">
            <text:p>308</text:p>
          </table:table-cell>
          <table:table-cell office:value-type="float" office:value="1538" table:style-name="ce11">
            <text:p>1,538</text:p>
          </table:table-cell>
          <table:table-cell office:value-type="float" office:value="939" table:style-name="ce11">
            <text:p>939</text:p>
          </table:table-cell>
          <table:table-cell office:value-type="float" office:value="599" table:style-name="ce10">
            <text:p>59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46" table:style-name="ce53">
            <text:p>346</text:p>
          </table:table-cell>
          <table:table-cell office:value-type="float" office:value="1351" table:style-name="ce18">
            <text:p>1,351</text:p>
          </table:table-cell>
          <table:table-cell office:value-type="float" office:value="803" table:style-name="ce18">
            <text:p>803</text:p>
          </table:table-cell>
          <table:table-cell office:value-type="float" office:value="548" table:style-name="ce17">
            <text:p>54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meta:initial-creator>user</meta:initial-creator>
    <dc:creator>何袖綾</dc:creator>
    <meta:creation-date>1998-03-06T04:37:15Z</meta:creation-date>
    <dc:date>2020-02-07T03:59:32Z</dc:date>
    <meta:print-date>2020-02-07T03:59:18Z</meta:print-date>
  </office:meta>
</office:document-meta>
</file>